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5625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5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c26e8"/>
    </style:style>
    <style:style style:name="P2" style:family="paragraph" style:parent-style-name="Standard">
      <style:text-properties fo:font-weight="bold" officeooo:rsid="006d22b0" officeooo:paragraph-rsid="006d22b0" style:font-weight-asian="bold" style:font-weight-complex="bold"/>
    </style:style>
    <style:style style:name="P3" style:family="paragraph" style:parent-style-name="Table_20_Contents">
      <style:text-properties fo:font-weight="bold" officeooo:rsid="003a63b7" officeooo:paragraph-rsid="003a63b7" style:font-weight-asian="bold" style:font-weight-complex="bold"/>
    </style:style>
    <style:style style:name="P4" style:family="paragraph" style:parent-style-name="Table_20_Contents">
      <style:text-properties fo:font-weight="bold" officeooo:rsid="003bc1f8" officeooo:paragraph-rsid="003bc1f8" style:font-weight-asian="bold" style:font-weight-complex="bold"/>
    </style:style>
    <style:style style:name="P5" style:family="paragraph" style:parent-style-name="Table_20_Contents">
      <style:text-properties fo:font-weight="bold" officeooo:rsid="003c26e8" officeooo:paragraph-rsid="003c26e8" style:font-weight-asian="bold" style:font-weight-complex="bold"/>
    </style:style>
    <style:style style:name="P6" style:family="paragraph" style:parent-style-name="Table_20_Contents">
      <style:text-properties fo:font-weight="bold" officeooo:rsid="003cf258" officeooo:paragraph-rsid="003cf258" style:font-weight-asian="bold" style:font-weight-complex="bold"/>
    </style:style>
    <style:style style:name="P7" style:family="paragraph" style:parent-style-name="Table_20_Contents">
      <style:text-properties fo:font-weight="bold" officeooo:rsid="003da166" officeooo:paragraph-rsid="003da166" style:font-weight-asian="bold" style:font-weight-complex="bold"/>
    </style:style>
    <style:style style:name="P8" style:family="paragraph" style:parent-style-name="Standard">
      <style:text-properties officeooo:rsid="006d22b0" officeooo:paragraph-rsid="006d22b0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text-properties officeooo:rsid="00739a4e" officeooo:paragraph-rsid="00739a4e"/>
    </style:style>
    <style:style style:name="P11" style:family="paragraph" style:parent-style-name="Standard">
      <style:text-properties officeooo:rsid="008492cf" officeooo:paragraph-rsid="008492cf"/>
    </style:style>
    <style:style style:name="P12" style:family="paragraph" style:parent-style-name="Table_20_Contents">
      <style:text-properties officeooo:rsid="0038705f" officeooo:paragraph-rsid="0038705f"/>
    </style:style>
    <style:style style:name="P13" style:family="paragraph" style:parent-style-name="Table_20_Contents">
      <style:text-properties officeooo:rsid="003da166" officeooo:paragraph-rsid="003da166"/>
    </style:style>
    <style:style style:name="P14" style:family="paragraph" style:parent-style-name="Table_20_Contents">
      <style:text-properties officeooo:rsid="002a26b9" officeooo:paragraph-rsid="002a26b9"/>
    </style:style>
    <style:style style:name="P15" style:family="paragraph" style:parent-style-name="Table_20_Contents">
      <style:text-properties officeooo:rsid="002cb231" officeooo:paragraph-rsid="002cb231"/>
    </style:style>
    <style:style style:name="P16" style:family="paragraph" style:parent-style-name="Heading_20_3">
      <style:text-properties fo:language="fi" fo:country="FI" officeooo:rsid="000124d2" officeooo:paragraph-rsid="000124d2"/>
    </style:style>
    <style:style style:name="P17" style:family="paragraph" style:parent-style-name="Heading_20_3">
      <style:text-properties fo:language="fi" fo:country="FI" officeooo:rsid="0001e0e4" officeooo:paragraph-rsid="0001e0e4"/>
    </style:style>
    <style:style style:name="P18" style:family="paragraph" style:parent-style-name="Heading_20_3">
      <style:text-properties fo:language="fi" fo:country="FI" officeooo:rsid="0006d716" officeooo:paragraph-rsid="0006d716"/>
    </style:style>
    <style:style style:name="P19" style:family="paragraph" style:parent-style-name="Heading_20_3">
      <style:text-properties fo:language="fi" fo:country="FI" officeooo:rsid="00083db5" officeooo:paragraph-rsid="00083db5"/>
    </style:style>
    <style:style style:name="P20" style:family="paragraph" style:parent-style-name="Heading_20_3">
      <style:text-properties fo:language="fi" fo:country="FI" officeooo:rsid="00083db5" officeooo:paragraph-rsid="00116386"/>
    </style:style>
    <style:style style:name="P21" style:family="paragraph" style:parent-style-name="Heading_20_3">
      <style:paragraph-properties fo:break-before="page"/>
      <style:text-properties fo:language="fi" fo:country="FI" officeooo:rsid="000854f2" officeooo:paragraph-rsid="000854f2"/>
    </style:style>
    <style:style style:name="P22" style:family="paragraph" style:parent-style-name="Heading_20_3">
      <style:text-properties fo:language="fi" fo:country="FI" officeooo:rsid="001b3603" officeooo:paragraph-rsid="001b3603"/>
    </style:style>
    <style:style style:name="P23" style:family="paragraph" style:parent-style-name="Heading_20_3">
      <style:text-properties officeooo:rsid="001b3603" officeooo:paragraph-rsid="001b3603"/>
    </style:style>
    <style:style style:name="P24" style:family="paragraph" style:parent-style-name="Heading_20_3">
      <style:text-properties style:font-name="Liberation Sans" fo:font-size="14.1000003814697pt" fo:language="fi" fo:country="FI" fo:font-weight="bold" officeooo:rsid="001d399a" officeooo:paragraph-rsid="001d399a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5" style:family="paragraph" style:parent-style-name="Heading_20_3">
      <style:text-properties style:font-name="Liberation Sans" fo:font-size="14.1000003814697pt" fo:font-weight="bold" officeooo:rsid="006ac596" officeooo:paragraph-rsid="006ac59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6" style:family="paragraph" style:parent-style-name="Heading_20_3">
      <style:text-properties officeooo:rsid="001fda70" officeooo:paragraph-rsid="001fda70"/>
    </style:style>
    <style:style style:name="P27" style:family="paragraph" style:parent-style-name="Heading_20_3">
      <style:text-properties officeooo:rsid="003f2e7e" officeooo:paragraph-rsid="003f2e7e"/>
    </style:style>
    <style:style style:name="P28" style:family="paragraph" style:parent-style-name="Heading_20_3">
      <style:text-properties officeooo:rsid="0050b97c" officeooo:paragraph-rsid="0050b97c"/>
    </style:style>
    <style:style style:name="P29" style:family="paragraph" style:parent-style-name="Heading_20_3">
      <style:text-properties officeooo:rsid="0070c94d" officeooo:paragraph-rsid="0070c94d"/>
    </style:style>
    <style:style style:name="P30" style:family="paragraph" style:parent-style-name="Heading_20_3">
      <style:text-properties officeooo:paragraph-rsid="0071db0c"/>
    </style:style>
    <style:style style:name="P31" style:family="paragraph" style:parent-style-name="Heading_20_3">
      <style:text-properties officeooo:rsid="008a10e1" officeooo:paragraph-rsid="008a10e1"/>
    </style:style>
    <style:style style:name="P32" style:family="paragraph" style:parent-style-name="Standard" style:list-style-name="L1">
      <style:text-properties fo:language="fi" fo:country="FI"/>
    </style:style>
    <style:style style:name="P33" style:family="paragraph" style:parent-style-name="Standard" style:list-style-name="L2">
      <style:text-properties fo:language="fi" fo:country="FI"/>
    </style:style>
    <style:style style:name="P34" style:family="paragraph" style:parent-style-name="Standard" style:list-style-name="L4">
      <style:text-properties fo:language="fi" fo:country="FI" officeooo:rsid="00077447" officeooo:paragraph-rsid="00077447"/>
    </style:style>
    <style:style style:name="P35" style:family="paragraph" style:parent-style-name="Standard" style:list-style-name="L4">
      <style:text-properties fo:language="fi" fo:country="FI" officeooo:rsid="00116386" officeooo:paragraph-rsid="00116386"/>
    </style:style>
    <style:style style:name="P36" style:family="paragraph" style:parent-style-name="Standard" style:list-style-name="L4">
      <style:text-properties fo:language="fi" fo:country="FI" officeooo:rsid="0014ca2d" officeooo:paragraph-rsid="0014ca2d"/>
    </style:style>
    <style:style style:name="P37" style:family="paragraph" style:parent-style-name="Standard" style:list-style-name="L5">
      <style:text-properties fo:language="fi" fo:country="FI" officeooo:rsid="00083db5" officeooo:paragraph-rsid="00083db5"/>
    </style:style>
    <style:style style:name="P38" style:family="paragraph" style:parent-style-name="Standard" style:list-style-name="L6">
      <style:text-properties fo:language="fi" fo:country="FI" officeooo:rsid="0016205b" officeooo:paragraph-rsid="0016205b"/>
    </style:style>
    <style:style style:name="P39" style:family="paragraph" style:parent-style-name="Standard" style:list-style-name="L7">
      <style:text-properties fo:language="fi" fo:country="FI"/>
    </style:style>
    <style:style style:name="P40" style:family="paragraph" style:parent-style-name="Standard" style:list-style-name="L7">
      <style:text-properties fo:language="fi" fo:country="FI" officeooo:rsid="001b3603" officeooo:paragraph-rsid="001b3603"/>
    </style:style>
    <style:style style:name="P41" style:family="paragraph" style:parent-style-name="Standard" style:list-style-name="L7">
      <style:text-properties fo:language="fi" fo:country="FI" officeooo:rsid="001b3c62" officeooo:paragraph-rsid="001b3c62"/>
    </style:style>
    <style:style style:name="P42" style:family="paragraph" style:parent-style-name="Standard" style:list-style-name="L7">
      <style:text-properties fo:language="fi" fo:country="FI" officeooo:rsid="001b54d2" officeooo:paragraph-rsid="001b54d2"/>
    </style:style>
    <style:style style:name="P43" style:family="paragraph" style:parent-style-name="Standard" style:list-style-name="L10">
      <style:text-properties fo:language="fi" fo:country="FI" officeooo:rsid="001d399a" officeooo:paragraph-rsid="001d399a"/>
    </style:style>
    <style:style style:name="P44" style:family="paragraph" style:parent-style-name="Standard" style:list-style-name="L10">
      <style:text-properties fo:language="fi" fo:country="FI" officeooo:rsid="001e44f0" officeooo:paragraph-rsid="001e44f0"/>
    </style:style>
    <style:style style:name="P45" style:family="paragraph" style:parent-style-name="Standard" style:list-style-name="L3">
      <style:text-properties fo:language="en" fo:country="GB" officeooo:rsid="00077447" officeooo:paragraph-rsid="00077447"/>
    </style:style>
    <style:style style:name="P46" style:family="paragraph" style:parent-style-name="Standard" style:list-style-name="L4">
      <style:text-properties fo:language="en" fo:country="GB" officeooo:rsid="00077447" officeooo:paragraph-rsid="00077447"/>
    </style:style>
    <style:style style:name="P47" style:family="paragraph" style:parent-style-name="Standard" style:list-style-name="L4">
      <style:text-properties fo:language="en" fo:country="GB"/>
    </style:style>
    <style:style style:name="P48" style:family="paragraph" style:parent-style-name="Standard" style:list-style-name="L21">
      <style:text-properties fo:language="en" fo:country="GB"/>
    </style:style>
    <style:style style:name="P49" style:family="paragraph" style:parent-style-name="Standard" style:list-style-name="L21">
      <style:text-properties fo:language="en" fo:country="GB" officeooo:rsid="008a10e1" officeooo:paragraph-rsid="008a10e1"/>
    </style:style>
    <style:style style:name="P50" style:family="paragraph" style:parent-style-name="Standard" style:list-style-name="L21">
      <style:text-properties fo:language="en" fo:country="GB" officeooo:rsid="008b9106" officeooo:paragraph-rsid="008b9106"/>
    </style:style>
    <style:style style:name="P51" style:family="paragraph" style:parent-style-name="Standard" style:list-style-name="L21">
      <style:text-properties fo:language="en" fo:country="GB" officeooo:rsid="008ce88c" officeooo:paragraph-rsid="008ce88c"/>
    </style:style>
    <style:style style:name="P52" style:family="paragraph" style:parent-style-name="Standard" style:list-style-name="L21">
      <style:text-properties fo:language="en" fo:country="GB" officeooo:rsid="008df50d" officeooo:paragraph-rsid="008df50d"/>
    </style:style>
    <style:style style:name="P53" style:family="paragraph" style:parent-style-name="Standard" style:list-style-name="L8"/>
    <style:style style:name="P54" style:family="paragraph" style:parent-style-name="Standard" style:list-style-name="L9">
      <style:text-properties officeooo:rsid="001d399a" officeooo:paragraph-rsid="001d399a"/>
    </style:style>
    <style:style style:name="P55" style:family="paragraph" style:parent-style-name="Standard" style:list-style-name="L11">
      <style:text-properties fo:language="zxx" fo:country="none" officeooo:rsid="00241ecf" officeooo:paragraph-rsid="00241ecf" style:language-asian="zxx" style:country-asian="none" style:language-complex="zxx" style:country-complex="none"/>
    </style:style>
    <style:style style:name="P56" style:family="paragraph" style:parent-style-name="Standard" style:list-style-name="L11">
      <style:text-properties fo:language="zxx" fo:country="none" officeooo:rsid="003410a6" officeooo:paragraph-rsid="003410a6" style:language-asian="zxx" style:country-asian="none" style:language-complex="zxx" style:country-complex="none"/>
    </style:style>
    <style:style style:name="P57" style:family="paragraph" style:parent-style-name="Standard" style:list-style-name="L11">
      <style:text-properties fo:language="zxx" fo:country="none" officeooo:rsid="00347607" officeooo:paragraph-rsid="00347607" style:language-asian="zxx" style:country-asian="none" style:language-complex="zxx" style:country-complex="none"/>
    </style:style>
    <style:style style:name="P58" style:family="paragraph" style:parent-style-name="Standard" style:list-style-name="L11">
      <style:text-properties fo:language="zxx" fo:country="none" officeooo:rsid="0035533e" officeooo:paragraph-rsid="0035533e" style:language-asian="zxx" style:country-asian="none" style:language-complex="zxx" style:country-complex="none"/>
    </style:style>
    <style:style style:name="P59" style:family="paragraph" style:parent-style-name="Standard" style:list-style-name="L11">
      <style:text-properties fo:language="zxx" fo:country="none" officeooo:rsid="0037339e" officeooo:paragraph-rsid="0037339e" style:language-asian="zxx" style:country-asian="none" style:language-complex="zxx" style:country-complex="none"/>
    </style:style>
    <style:style style:name="P60" style:family="paragraph" style:parent-style-name="Standard" style:list-style-name="L11">
      <style:text-properties fo:language="zxx" fo:country="none" officeooo:rsid="0038705f" officeooo:paragraph-rsid="0038705f" style:language-asian="zxx" style:country-asian="none" style:language-complex="zxx" style:country-complex="none"/>
    </style:style>
    <style:style style:name="P61" style:family="paragraph" style:parent-style-name="Standard" style:list-style-name="L11">
      <style:text-properties fo:language="zxx" fo:country="none" officeooo:rsid="00216d55" officeooo:paragraph-rsid="00216d55" style:language-asian="zxx" style:country-asian="none" style:language-complex="zxx" style:country-complex="none"/>
    </style:style>
    <style:style style:name="P62" style:family="paragraph" style:parent-style-name="Standard" style:list-style-name="L11">
      <style:text-properties fo:language="zxx" fo:country="none" officeooo:rsid="0022fa82" officeooo:paragraph-rsid="0022fa82" style:language-asian="zxx" style:country-asian="none" style:language-complex="zxx" style:country-complex="none"/>
    </style:style>
    <style:style style:name="P63" style:family="paragraph" style:parent-style-name="Standard" style:list-style-name="L11">
      <style:text-properties fo:language="zxx" fo:country="none" officeooo:rsid="0024ff84" officeooo:paragraph-rsid="0024ff84" style:language-asian="zxx" style:country-asian="none" style:language-complex="zxx" style:country-complex="none"/>
    </style:style>
    <style:style style:name="P64" style:family="paragraph" style:parent-style-name="Standard" style:list-style-name="L11">
      <style:text-properties fo:language="zxx" fo:country="none" officeooo:rsid="00257eb5" officeooo:paragraph-rsid="00257eb5" style:language-asian="zxx" style:country-asian="none" style:language-complex="zxx" style:country-complex="none"/>
    </style:style>
    <style:style style:name="P65" style:family="paragraph" style:parent-style-name="Standard" style:list-style-name="L11">
      <style:text-properties fo:language="zxx" fo:country="none" officeooo:rsid="0026553b" officeooo:paragraph-rsid="0026553b" style:language-asian="zxx" style:country-asian="none" style:language-complex="zxx" style:country-complex="none"/>
    </style:style>
    <style:style style:name="P66" style:family="paragraph" style:parent-style-name="Standard" style:list-style-name="L11">
      <style:text-properties fo:language="zxx" fo:country="none" officeooo:rsid="0027157a" officeooo:paragraph-rsid="0027157a" style:language-asian="zxx" style:country-asian="none" style:language-complex="zxx" style:country-complex="none"/>
    </style:style>
    <style:style style:name="P67" style:family="paragraph" style:parent-style-name="Standard" style:list-style-name="L11">
      <style:text-properties fo:language="zxx" fo:country="none" officeooo:rsid="0028f50b" officeooo:paragraph-rsid="0028f50b" style:language-asian="zxx" style:country-asian="none" style:language-complex="zxx" style:country-complex="none"/>
    </style:style>
    <style:style style:name="P68" style:family="paragraph" style:parent-style-name="Standard" style:list-style-name="L11">
      <style:text-properties fo:language="zxx" fo:country="none" officeooo:rsid="002a26b9" officeooo:paragraph-rsid="002a26b9" style:language-asian="zxx" style:country-asian="none" style:language-complex="zxx" style:country-complex="none"/>
    </style:style>
    <style:style style:name="P69" style:family="paragraph" style:parent-style-name="Standard" style:list-style-name="L11">
      <style:text-properties fo:language="zxx" fo:country="none" officeooo:rsid="002b84c3" officeooo:paragraph-rsid="002b84c3" style:language-asian="zxx" style:country-asian="none" style:language-complex="zxx" style:country-complex="none"/>
    </style:style>
    <style:style style:name="P70" style:family="paragraph" style:parent-style-name="Standard" style:list-style-name="L11">
      <style:text-properties fo:language="zxx" fo:country="none" officeooo:rsid="002cb231" officeooo:paragraph-rsid="002cb231" style:language-asian="zxx" style:country-asian="none" style:language-complex="zxx" style:country-complex="none"/>
    </style:style>
    <style:style style:name="P71" style:family="paragraph" style:parent-style-name="Standard" style:list-style-name="L11">
      <style:text-properties fo:language="zxx" fo:country="none" officeooo:rsid="002cd101" officeooo:paragraph-rsid="002cd101" style:language-asian="zxx" style:country-asian="none" style:language-complex="zxx" style:country-complex="none"/>
    </style:style>
    <style:style style:name="P72" style:family="paragraph" style:parent-style-name="Standard" style:list-style-name="L11">
      <style:text-properties fo:language="zxx" fo:country="none" officeooo:rsid="002d29bf" officeooo:paragraph-rsid="002d29bf" style:language-asian="zxx" style:country-asian="none" style:language-complex="zxx" style:country-complex="none"/>
    </style:style>
    <style:style style:name="P73" style:family="paragraph" style:parent-style-name="Standard" style:list-style-name="L11">
      <style:text-properties fo:language="zxx" fo:country="none" officeooo:rsid="002e32d8" officeooo:paragraph-rsid="002e32d8" style:language-asian="zxx" style:country-asian="none" style:language-complex="zxx" style:country-complex="none"/>
    </style:style>
    <style:style style:name="P74" style:family="paragraph" style:parent-style-name="Standard" style:list-style-name="L11">
      <style:text-properties fo:language="zxx" fo:country="none" officeooo:rsid="002fe963" officeooo:paragraph-rsid="002fe963" style:language-asian="zxx" style:country-asian="none" style:language-complex="zxx" style:country-complex="none"/>
    </style:style>
    <style:style style:name="P75" style:family="paragraph" style:parent-style-name="Standard" style:list-style-name="L11">
      <style:text-properties fo:language="zxx" fo:country="none" officeooo:rsid="0030b9ab" officeooo:paragraph-rsid="0030b9ab" style:language-asian="zxx" style:country-asian="none" style:language-complex="zxx" style:country-complex="none"/>
    </style:style>
    <style:style style:name="P76" style:family="paragraph" style:parent-style-name="Standard" style:list-style-name="L11">
      <style:text-properties fo:language="zxx" fo:country="none" officeooo:rsid="00322cdf" officeooo:paragraph-rsid="00322cdf" style:language-asian="zxx" style:country-asian="none" style:language-complex="zxx" style:country-complex="none"/>
    </style:style>
    <style:style style:name="P77" style:family="paragraph" style:parent-style-name="Standard" style:list-style-name="L11">
      <style:text-properties fo:language="zxx" fo:country="none" officeooo:rsid="00346294" officeooo:paragraph-rsid="00346294" style:language-asian="zxx" style:country-asian="none" style:language-complex="zxx" style:country-complex="none"/>
    </style:style>
    <style:style style:name="P78" style:family="paragraph" style:parent-style-name="Standard" style:list-style-name="L11">
      <style:text-properties fo:language="zxx" fo:country="none" officeooo:rsid="003a63b7" officeooo:paragraph-rsid="003a63b7" style:language-asian="zxx" style:country-asian="none" style:language-complex="zxx" style:country-complex="none"/>
    </style:style>
    <style:style style:name="P79" style:family="paragraph" style:parent-style-name="Standard" style:list-style-name="L11">
      <style:text-properties fo:language="zxx" fo:country="none" officeooo:rsid="003c26e8" officeooo:paragraph-rsid="003c26e8" style:language-asian="zxx" style:country-asian="none" style:language-complex="zxx" style:country-complex="none"/>
    </style:style>
    <style:style style:name="P80" style:family="paragraph" style:parent-style-name="Standard" style:list-style-name="L12">
      <style:text-properties officeooo:rsid="00401c99" officeooo:paragraph-rsid="00401c99"/>
    </style:style>
    <style:style style:name="P81" style:family="paragraph" style:parent-style-name="Standard" style:list-style-name="L12">
      <style:text-properties officeooo:rsid="00416c0d" officeooo:paragraph-rsid="00416c0d"/>
    </style:style>
    <style:style style:name="P82" style:family="paragraph" style:parent-style-name="Standard" style:list-style-name="L12">
      <style:text-properties officeooo:rsid="00466141" officeooo:paragraph-rsid="00466141"/>
    </style:style>
    <style:style style:name="P83" style:family="paragraph" style:parent-style-name="Standard" style:list-style-name="L12">
      <style:text-properties officeooo:rsid="0049aae0" officeooo:paragraph-rsid="0049aae0"/>
    </style:style>
    <style:style style:name="P84" style:family="paragraph" style:parent-style-name="Standard" style:list-style-name="L12">
      <style:text-properties officeooo:rsid="004e135d" officeooo:paragraph-rsid="004e135d"/>
    </style:style>
    <style:style style:name="P85" style:family="paragraph" style:parent-style-name="Standard" style:list-style-name="L12">
      <style:text-properties officeooo:rsid="004d4004" officeooo:paragraph-rsid="004d4004"/>
    </style:style>
    <style:style style:name="P86" style:family="paragraph" style:parent-style-name="Standard" style:list-style-name="L12">
      <style:text-properties officeooo:rsid="004f7763" officeooo:paragraph-rsid="004f7763"/>
    </style:style>
    <style:style style:name="P87" style:family="paragraph" style:parent-style-name="Standard" style:list-style-name="L12">
      <style:text-properties officeooo:rsid="004a936f" officeooo:paragraph-rsid="004a936f"/>
    </style:style>
    <style:style style:name="P88" style:family="paragraph" style:parent-style-name="Standard" style:list-style-name="L12">
      <style:text-properties officeooo:rsid="004c6288" officeooo:paragraph-rsid="004c6288"/>
    </style:style>
    <style:style style:name="P89" style:family="paragraph" style:parent-style-name="Standard" style:list-style-name="L12">
      <style:text-properties fo:font-weight="bold" officeooo:rsid="0048b1b6" officeooo:paragraph-rsid="0048b1b6" style:font-weight-asian="bold" style:font-weight-complex="bold"/>
    </style:style>
    <style:style style:name="P90" style:family="paragraph" style:parent-style-name="Standard" style:list-style-name="L13">
      <style:text-properties fo:font-weight="bold" officeooo:rsid="005914de" officeooo:paragraph-rsid="005ae547" style:font-weight-asian="bold" style:font-weight-complex="bold"/>
    </style:style>
    <style:style style:name="P91" style:family="paragraph" style:parent-style-name="Standard" style:list-style-name="L13">
      <style:text-properties fo:font-weight="bold" officeooo:rsid="005914de" officeooo:paragraph-rsid="005914de" style:font-weight-asian="bold" style:font-weight-complex="bold"/>
    </style:style>
    <style:style style:name="P92" style:family="paragraph" style:parent-style-name="Standard" style:list-style-name="L13">
      <style:text-properties fo:font-weight="bold" officeooo:rsid="005ae547" officeooo:paragraph-rsid="005ae547" style:font-weight-asian="bold" style:font-weight-complex="bold"/>
    </style:style>
    <style:style style:name="P93" style:family="paragraph" style:parent-style-name="Standard" style:list-style-name="L13">
      <style:text-properties fo:font-weight="bold" officeooo:rsid="005c58ae" officeooo:paragraph-rsid="005c58ae" style:font-weight-asian="bold" style:font-weight-complex="bold"/>
    </style:style>
    <style:style style:name="P94" style:family="paragraph" style:parent-style-name="Standard" style:list-style-name="L13">
      <style:text-properties fo:font-weight="bold" officeooo:rsid="005337f1" officeooo:paragraph-rsid="005337f1" style:font-weight-asian="bold" style:font-weight-complex="bold"/>
    </style:style>
    <style:style style:name="P95" style:family="paragraph" style:parent-style-name="Standard" style:list-style-name="L13">
      <style:text-properties fo:font-weight="bold" officeooo:rsid="006175e9" officeooo:paragraph-rsid="006175e9" style:font-weight-asian="bold" style:font-weight-complex="bold"/>
    </style:style>
    <style:style style:name="P96" style:family="paragraph" style:parent-style-name="Standard" style:list-style-name="L13">
      <style:text-properties fo:font-weight="bold" officeooo:rsid="00663bdb" officeooo:paragraph-rsid="00663bdb" style:font-weight-asian="bold" style:font-weight-complex="bold"/>
    </style:style>
    <style:style style:name="P97" style:family="paragraph" style:parent-style-name="Standard" style:list-style-name="L13">
      <style:text-properties fo:font-weight="bold" officeooo:rsid="00683da6" officeooo:paragraph-rsid="00683da6" style:font-weight-asian="bold" style:font-weight-complex="bold"/>
    </style:style>
    <style:style style:name="P98" style:family="paragraph" style:parent-style-name="Standard" style:list-style-name="L16">
      <style:text-properties fo:font-weight="bold" officeooo:rsid="00783897" officeooo:paragraph-rsid="00783897" style:font-weight-asian="bold" style:font-weight-complex="bold"/>
    </style:style>
    <style:style style:name="P99" style:family="paragraph" style:parent-style-name="Standard" style:list-style-name="L16">
      <style:text-properties fo:font-weight="bold" officeooo:paragraph-rsid="00783897" style:font-weight-asian="bold" style:font-weight-complex="bold"/>
    </style:style>
    <style:style style:name="P100" style:family="paragraph" style:parent-style-name="Standard" style:list-style-name="L16">
      <style:text-properties fo:font-weight="bold" officeooo:rsid="007d4fb0" officeooo:paragraph-rsid="007d4fb0" style:font-weight-asian="bold" style:font-weight-complex="bold"/>
    </style:style>
    <style:style style:name="P101" style:family="paragraph" style:parent-style-name="Standard" style:list-style-name="L13">
      <style:text-properties officeooo:rsid="0050b97c" officeooo:paragraph-rsid="0050b97c"/>
    </style:style>
    <style:style style:name="P102" style:family="paragraph" style:parent-style-name="Standard" style:list-style-name="L13">
      <style:text-properties officeooo:rsid="005337f1" officeooo:paragraph-rsid="005337f1"/>
    </style:style>
    <style:style style:name="P103" style:family="paragraph" style:parent-style-name="Standard" style:list-style-name="L13">
      <style:text-properties fo:font-weight="normal" officeooo:rsid="00544455" officeooo:paragraph-rsid="00544455" style:font-weight-asian="normal" style:font-weight-complex="normal"/>
    </style:style>
    <style:style style:name="P104" style:family="paragraph" style:parent-style-name="Standard" style:list-style-name="L13">
      <style:text-properties fo:font-weight="normal" officeooo:rsid="00583355" officeooo:paragraph-rsid="00583355" style:font-weight-asian="normal" style:font-weight-complex="normal"/>
    </style:style>
    <style:style style:name="P105" style:family="paragraph" style:parent-style-name="Standard" style:list-style-name="L13">
      <style:text-properties fo:font-weight="normal" officeooo:rsid="005fb241" officeooo:paragraph-rsid="005fb241" style:font-weight-asian="normal" style:font-weight-complex="normal"/>
    </style:style>
    <style:style style:name="P106" style:family="paragraph" style:parent-style-name="Standard" style:list-style-name="L13">
      <style:text-properties fo:font-weight="normal" officeooo:rsid="006029bc" officeooo:paragraph-rsid="006029bc" style:font-weight-asian="normal" style:font-weight-complex="normal"/>
    </style:style>
    <style:style style:name="P107" style:family="paragraph" style:parent-style-name="Standard" style:list-style-name="L13">
      <style:text-properties fo:font-weight="normal" officeooo:rsid="005914de" officeooo:paragraph-rsid="005914de" style:font-weight-asian="normal" style:font-weight-complex="normal"/>
    </style:style>
    <style:style style:name="P108" style:family="paragraph" style:parent-style-name="Standard" style:list-style-name="L13">
      <style:text-properties fo:font-weight="normal" officeooo:rsid="006043c2" officeooo:paragraph-rsid="006043c2" style:font-weight-asian="normal" style:font-weight-complex="normal"/>
    </style:style>
    <style:style style:name="P109" style:family="paragraph" style:parent-style-name="Standard" style:list-style-name="L13">
      <style:text-properties fo:font-weight="normal" officeooo:rsid="00635cf1" officeooo:paragraph-rsid="00635cf1" style:font-weight-asian="normal" style:font-weight-complex="normal"/>
    </style:style>
    <style:style style:name="P110" style:family="paragraph" style:parent-style-name="Standard" style:list-style-name="L13">
      <style:text-properties fo:font-weight="normal" officeooo:rsid="00663bdb" officeooo:paragraph-rsid="00663bdb" style:font-weight-asian="normal" style:font-weight-complex="normal"/>
    </style:style>
    <style:style style:name="P111" style:family="paragraph" style:parent-style-name="Standard" style:list-style-name="L13">
      <style:text-properties fo:font-weight="normal" officeooo:rsid="006681df" officeooo:paragraph-rsid="006681df" style:font-weight-asian="normal" style:font-weight-complex="normal"/>
    </style:style>
    <style:style style:name="P112" style:family="paragraph" style:parent-style-name="Standard" style:list-style-name="L13">
      <style:text-properties fo:font-weight="normal" officeooo:rsid="00683da6" officeooo:paragraph-rsid="00683da6" style:font-weight-asian="normal" style:font-weight-complex="normal"/>
    </style:style>
    <style:style style:name="P113" style:family="paragraph" style:parent-style-name="Standard" style:list-style-name="L18">
      <style:text-properties fo:font-weight="normal" officeooo:rsid="0080b2c0" officeooo:paragraph-rsid="0080b2c0" style:font-weight-asian="normal" style:font-weight-complex="normal"/>
    </style:style>
    <style:style style:name="P114" style:family="paragraph" style:parent-style-name="Standard" style:list-style-name="L18">
      <style:text-properties fo:font-weight="normal" officeooo:rsid="00821a17" officeooo:paragraph-rsid="00821a17" style:font-weight-asian="normal" style:font-weight-complex="normal"/>
    </style:style>
    <style:style style:name="P115" style:family="paragraph" style:parent-style-name="Standard" style:list-style-name="L14">
      <style:text-properties officeooo:rsid="006c636c" officeooo:paragraph-rsid="006c636c"/>
    </style:style>
    <style:style style:name="P116" style:family="paragraph" style:parent-style-name="Standard" style:list-style-name="L15">
      <style:text-properties officeooo:rsid="006d214a" officeooo:paragraph-rsid="006d214a"/>
    </style:style>
    <style:style style:name="P117" style:family="paragraph" style:parent-style-name="Standard" style:list-style-name="L14">
      <style:text-properties officeooo:rsid="006d214a" officeooo:paragraph-rsid="006d214a"/>
    </style:style>
    <style:style style:name="P118" style:family="paragraph" style:parent-style-name="Standard" style:list-style-name="L15">
      <style:text-properties officeooo:rsid="006d22b0" officeooo:paragraph-rsid="006d22b0"/>
    </style:style>
    <style:style style:name="P119" style:family="paragraph" style:parent-style-name="Standard" style:list-style-name="L17"/>
    <style:style style:name="P120" style:family="paragraph" style:parent-style-name="Standard" style:list-style-name="L17">
      <style:text-properties officeooo:rsid="008ebb7f" officeooo:paragraph-rsid="008ebb7f"/>
    </style:style>
    <style:style style:name="P121" style:family="paragraph" style:parent-style-name="Standard" style:list-style-name="L18">
      <style:text-properties officeooo:rsid="008ebb7f" officeooo:paragraph-rsid="008ebb7f"/>
    </style:style>
    <style:style style:name="P122" style:family="paragraph" style:parent-style-name="Standard" style:list-style-name="L18">
      <style:text-properties officeooo:paragraph-rsid="0092a0b5"/>
    </style:style>
    <style:style style:name="P123" style:family="paragraph" style:parent-style-name="Standard" style:list-style-name="L18">
      <style:text-properties officeooo:rsid="0077b9eb" officeooo:paragraph-rsid="0077b9eb"/>
    </style:style>
    <style:style style:name="P124" style:family="paragraph" style:parent-style-name="Standard" style:list-style-name="L18">
      <style:text-properties officeooo:rsid="0089644e" officeooo:paragraph-rsid="0089644e"/>
    </style:style>
    <style:style style:name="P125" style:family="paragraph" style:parent-style-name="Standard" style:list-style-name="L18">
      <style:text-properties officeooo:rsid="0082a5ce" officeooo:paragraph-rsid="00939839"/>
    </style:style>
    <style:style style:name="P126" style:family="paragraph" style:parent-style-name="Standard" style:list-style-name="L18">
      <style:text-properties officeooo:rsid="0082a5ce" officeooo:paragraph-rsid="0082a5ce"/>
    </style:style>
    <style:style style:name="P127" style:family="paragraph" style:parent-style-name="Standard" style:list-style-name="L18">
      <style:text-properties officeooo:rsid="0082a5ce" officeooo:paragraph-rsid="0095a844"/>
    </style:style>
    <style:style style:name="P128" style:family="paragraph" style:parent-style-name="Standard" style:list-style-name="L18">
      <style:text-properties officeooo:rsid="00914556" officeooo:paragraph-rsid="00914556"/>
    </style:style>
    <style:style style:name="P129" style:family="paragraph" style:parent-style-name="Standard" style:list-style-name="L18">
      <style:text-properties officeooo:rsid="00881240" officeooo:paragraph-rsid="00881240"/>
    </style:style>
    <style:style style:name="P130" style:family="paragraph" style:parent-style-name="Standard" style:list-style-name="L18">
      <style:text-properties officeooo:rsid="00739a4e" officeooo:paragraph-rsid="00739a4e"/>
    </style:style>
    <style:style style:name="P131" style:family="paragraph" style:parent-style-name="Standard" style:list-style-name="L19">
      <style:text-properties officeooo:rsid="00739a4e" officeooo:paragraph-rsid="00739a4e"/>
    </style:style>
    <style:style style:name="P132" style:family="paragraph" style:parent-style-name="Standard" style:list-style-name="L18">
      <style:text-properties officeooo:rsid="00759c55" officeooo:paragraph-rsid="00759c55"/>
    </style:style>
    <style:style style:name="P133" style:family="paragraph" style:parent-style-name="Standard" style:list-style-name="L18">
      <style:text-properties officeooo:rsid="00759c55" officeooo:paragraph-rsid="0082a5ce"/>
    </style:style>
    <style:style style:name="P134" style:family="paragraph" style:parent-style-name="Standard" style:list-style-name="L18">
      <style:text-properties officeooo:rsid="008e9692" officeooo:paragraph-rsid="008e9692"/>
    </style:style>
    <style:style style:name="P135" style:family="paragraph" style:parent-style-name="Standard" style:list-style-name="L18">
      <style:text-properties officeooo:rsid="0086d3f5" officeooo:paragraph-rsid="0086d3f5"/>
    </style:style>
    <style:style style:name="P136" style:family="paragraph" style:parent-style-name="Standard" style:list-style-name="L18">
      <style:text-properties officeooo:rsid="00880b4f" officeooo:paragraph-rsid="00880b4f"/>
    </style:style>
    <style:style style:name="P137" style:family="paragraph" style:parent-style-name="Standard" style:list-style-name="L19"/>
    <style:style style:name="P138" style:family="paragraph" style:parent-style-name="Standard" style:list-style-name="L20">
      <style:text-properties officeooo:rsid="008492cf" officeooo:paragraph-rsid="008492cf"/>
    </style:style>
    <style:style style:name="P139" style:family="paragraph" style:parent-style-name="Standard" style:list-style-name="L18">
      <style:text-properties officeooo:rsid="0095a844" officeooo:paragraph-rsid="0095a844"/>
    </style:style>
    <style:style style:name="P140" style:family="paragraph" style:parent-style-name="Standard" style:list-style-name="L18">
      <style:text-properties officeooo:rsid="0095a844" officeooo:paragraph-rsid="00966677"/>
    </style:style>
    <style:style style:name="T1" style:family="text">
      <style:text-properties officeooo:rsid="00023f49"/>
    </style:style>
    <style:style style:name="T2" style:family="text">
      <style:text-properties officeooo:rsid="00037e87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d4ea6b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914de" style:font-weight-asian="bold" style:font-weight-complex="bold"/>
    </style:style>
    <style:style style:name="T7" style:family="text">
      <style:text-properties fo:font-weight="bold" officeooo:rsid="0080b2c0" style:font-weight-asian="bold" style:font-weight-complex="bold"/>
    </style:style>
    <style:style style:name="T8" style:family="text">
      <style:text-properties fo:font-weight="bold" officeooo:rsid="00821a17" style:font-weight-asian="bold" style:font-weight-complex="bold"/>
    </style:style>
    <style:style style:name="T9" style:family="text">
      <style:text-properties officeooo:rsid="00130579"/>
    </style:style>
    <style:style style:name="T10" style:family="text">
      <style:text-properties officeooo:rsid="0022fa82"/>
    </style:style>
    <style:style style:name="T11" style:family="text">
      <style:text-properties officeooo:rsid="00241ecf"/>
    </style:style>
    <style:style style:name="T12" style:family="text">
      <style:text-properties officeooo:rsid="0024ff84"/>
    </style:style>
    <style:style style:name="T13" style:family="text">
      <style:text-properties officeooo:rsid="00256fd7"/>
    </style:style>
    <style:style style:name="T14" style:family="text">
      <style:text-properties officeooo:rsid="00257eb5"/>
    </style:style>
    <style:style style:name="T15" style:family="text">
      <style:text-properties officeooo:rsid="0026553b"/>
    </style:style>
    <style:style style:name="T16" style:family="text">
      <style:text-properties officeooo:rsid="0027157a"/>
    </style:style>
    <style:style style:name="T17" style:family="text">
      <style:text-properties officeooo:rsid="0028496b"/>
    </style:style>
    <style:style style:name="T18" style:family="text">
      <style:text-properties officeooo:rsid="0028f50b"/>
    </style:style>
    <style:style style:name="T19" style:family="text">
      <style:text-properties officeooo:rsid="002cb231"/>
    </style:style>
    <style:style style:name="T20" style:family="text">
      <style:text-properties officeooo:rsid="002cd101"/>
    </style:style>
    <style:style style:name="T21" style:family="text">
      <style:text-properties officeooo:rsid="002e32d8"/>
    </style:style>
    <style:style style:name="T22" style:family="text">
      <style:text-properties officeooo:rsid="00346294"/>
    </style:style>
    <style:style style:name="T23" style:family="text">
      <style:text-properties officeooo:rsid="0038705f"/>
    </style:style>
    <style:style style:name="T24" style:family="text">
      <style:text-properties officeooo:rsid="003c26e8"/>
    </style:style>
    <style:style style:name="T25" style:family="text">
      <style:text-properties officeooo:rsid="003cf258"/>
    </style:style>
    <style:style style:name="T26" style:family="text">
      <style:text-properties officeooo:rsid="003d2482"/>
    </style:style>
    <style:style style:name="T27" style:family="text">
      <style:text-properties officeooo:rsid="00419148"/>
    </style:style>
    <style:style style:name="T28" style:family="text">
      <style:text-properties officeooo:rsid="0042a9cd"/>
    </style:style>
    <style:style style:name="T29" style:family="text">
      <style:text-properties officeooo:rsid="0050a461"/>
    </style:style>
    <style:style style:name="T30" style:family="text">
      <style:text-properties officeooo:rsid="00544455"/>
    </style:style>
    <style:style style:name="T31" style:family="text">
      <style:text-properties officeooo:rsid="00663bdb"/>
    </style:style>
    <style:style style:name="T32" style:family="text">
      <style:text-properties officeooo:rsid="0068d41d"/>
    </style:style>
    <style:style style:name="T33" style:family="text">
      <style:text-properties style:font-name="Liberation Sans" fo:font-size="14.1000003814697pt" fo:font-weight="bold" officeooo:rsid="0071db0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34" style:family="text">
      <style:text-properties officeooo:rsid="006d214a"/>
    </style:style>
    <style:style style:name="T35" style:family="text">
      <style:text-properties officeooo:rsid="006d22b0"/>
    </style:style>
    <style:style style:name="T36" style:family="text">
      <style:text-properties officeooo:rsid="006e2bc0"/>
    </style:style>
    <style:style style:name="T37" style:family="text">
      <style:text-properties officeooo:rsid="0070c94d"/>
    </style:style>
    <style:style style:name="T38" style:family="text">
      <style:text-properties officeooo:rsid="0071db0c"/>
    </style:style>
    <style:style style:name="T39" style:family="text">
      <style:text-properties officeooo:rsid="00739a4e"/>
    </style:style>
    <style:style style:name="T40" style:family="text">
      <style:text-properties officeooo:rsid="00783897"/>
    </style:style>
    <style:style style:name="T41" style:family="text">
      <style:text-properties officeooo:rsid="007a266a"/>
    </style:style>
    <style:style style:name="T42" style:family="text">
      <style:text-properties fo:font-weight="normal" officeooo:rsid="007a266a" style:font-weight-asian="normal" style:font-weight-complex="normal"/>
    </style:style>
    <style:style style:name="T43" style:family="text">
      <style:text-properties fo:font-weight="normal" officeooo:rsid="0080b2c0" style:font-weight-asian="normal" style:font-weight-complex="normal"/>
    </style:style>
    <style:style style:name="T44" style:family="text">
      <style:text-properties fo:font-weight="normal" officeooo:rsid="00821a17" style:font-weight-asian="normal" style:font-weight-complex="normal"/>
    </style:style>
    <style:style style:name="T45" style:family="text">
      <style:text-properties officeooo:rsid="007d4fb0"/>
    </style:style>
    <style:style style:name="T46" style:family="text">
      <style:text-properties officeooo:rsid="0080b2c0"/>
    </style:style>
    <style:style style:name="T47" style:family="text">
      <style:text-properties officeooo:rsid="00821a17"/>
    </style:style>
    <style:style style:name="T48" style:family="text">
      <style:text-properties officeooo:rsid="008492cf"/>
    </style:style>
    <style:style style:name="T49" style:family="text">
      <style:text-properties officeooo:rsid="00880b4f"/>
    </style:style>
    <style:style style:name="T50" style:family="text">
      <style:text-properties officeooo:rsid="00881240"/>
    </style:style>
    <style:style style:name="T51" style:family="text">
      <style:text-properties officeooo:rsid="008a10e1"/>
    </style:style>
    <style:style style:name="T52" style:family="text">
      <style:text-properties officeooo:rsid="008e9692"/>
    </style:style>
    <style:style style:name="T53" style:family="text">
      <style:text-properties officeooo:rsid="008ebb7f"/>
    </style:style>
    <style:style style:name="T54" style:family="text">
      <style:text-properties officeooo:rsid="0077b9eb"/>
    </style:style>
    <style:style style:name="T55" style:family="text">
      <style:text-properties officeooo:rsid="0096667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2%.%3%.%4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2%.%3%.%4%.%5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Tiivistelmä</text:h>
      <text:list xml:id="list2118341106" text:style-name="L1">
        <text:list-item>
          <text:p text:style-name="P32">Tavoitteet</text:p>
        </text:list-item>
        <text:list-item>
          <text:p text:style-name="P32">tutkimuskysymykset</text:p>
        </text:list-item>
        <text:list-item>
          <text:p text:style-name="P32">kuvaa keskeisimmät käyttämäsi tutkimusmenetelmät</text:p>
        </text:list-item>
        <text:list-item>
          <text:p text:style-name="P32">tärkeimmät tutkimustulokset</text:p>
        </text:list-item>
        <text:list-item>
          <text:p text:style-name="P32">johtopäätökset tulosten pohjalta</text:p>
        </text:list-item>
      </text:list>
      <text:h text:style-name="P17" text:outline-level="3">Yhteenveto</text:h>
      <text:list xml:id="list4173895824" text:style-name="L2">
        <text:list-item>
          <text:p text:style-name="P33">Sama ongelmakokonaisuus artikkeleissa</text:p>
        </text:list-item>
        <text:list-item>
          <text:p text:style-name="P33">tasapainoinen kokonaisuus <text:span text:style-name="T2">joka tehty</text:span> väikkärin <text:span text:style-name="T5">julkaisuiden</text:span> JA <text:span text:style-name="T5">kirjallisuuden</text:span> perusteella</text:p>
        </text:list-item>
        <text:list-item>
          <text:p text:style-name="P33">oma <text:span text:style-name="T1">itsenäinen </text:span>osuus yhteispapereissa pitää selkeästi kyetä osoittamaan → vapaamuotoinen selvitys osuudesta kussakin. Hyväksytä myös muilla kirjoittajilla. <text:span text:style-name="T2">Voi sisällyttää väitöskirjaan.</text:span></text:p>
        </text:list-item>
        <text:list-item>
          <text:p text:style-name="P33">Pääsääntöisesti enintään 50 sivua</text:p>
        </text:list-item>
        <text:list-item>
          <text:p text:style-name="P33">Rakenne</text:p>
          <text:list>
            <text:list-item>
              <text:p text:style-name="P33">Tausta ja tavoitteet</text:p>
            </text:list-item>
            <text:list-item>
              <text:p text:style-name="P33">käytetyt menetelmät</text:p>
            </text:list-item>
            <text:list-item>
              <text:p text:style-name="P33">aineisto<text:span text:style-name="T2">t</text:span></text:p>
            </text:list-item>
            <text:list-item>
              <text:p text:style-name="P33">tutkimuksen tulokset</text:p>
            </text:list-item>
            <text:list-item>
              <text:p text:style-name="P33">pohdinta liittyen tuloksiin</text:p>
            </text:list-item>
            <text:list-item>
              <text:p text:style-name="P33">johtopäätökset</text:p>
            </text:list-item>
          </text:list>
        </text:list-item>
      </text:list>
      <text:h text:style-name="P18" text:outline-level="3">Ideat / aihe / pohdinta</text:h>
      <text:list xml:id="list4188119286" text:style-name="L3">
        <text:list-item>
          <text:p text:style-name="P45">Articles</text:p>
        </text:list-item>
      </text:list>
      <text:list xml:id="list1229634645" text:style-name="L4">
        <text:list-item>
          <text:list>
            <text:list-item>
              <text:p text:style-name="P47">Validation of the SARAH-E Satellite-Based Surface Solar Radiation Estimates over India 2018</text:p>
            </text:list-item>
            <text:list-item>
              <text:p text:style-name="P47">Global horizontal irradiance forecast for Finland based on geostationary weather satellite data 2020</text:p>
            </text:list-item>
            <text:list-item>
              <text:p text:style-name="P47">Comparison of irradiance forecasts from operational NWP model and satellite‐based estimates over Fennoscandia 2022</text:p>
            </text:list-item>
            <text:list-item>
              <text:p text:style-name="P47">Evaluating neural network models in site-specific solar PV forecasting using numerical weather prediction data and weather observations 2022</text:p>
            </text:list-item>
          </text:list>
        </text:list-item>
        <text:list-item>
          <text:p text:style-name="P46">Topics</text:p>
          <text:list>
            <text:list-item>
              <text:p text:style-name="P46">validation of <text:span text:style-name="T4">satellite</text:span> irradiance estimates in India</text:p>
            </text:list-item>
            <text:list-item>
              <text:p text:style-name="P46"><text:span text:style-name="T4">satellite</text:span> irradiance <text:span text:style-name="T3">forecast</text:span> Finland</text:p>
            </text:list-item>
            <text:list-item>
              <text:p text:style-name="P46"><text:span text:style-name="T4">satellite</text:span> and NWP irradiance <text:span text:style-name="T3">forecast</text:span> Nordic</text:p>
            </text:list-item>
            <text:list-item>
              <text:p text:style-name="P46">NWP &amp; ANN solar <text:span text:style-name="T3">forecasting</text:span> Finland</text:p>
            </text:list-item>
            <text:list-item>
              <text:p text:style-name="P34">→ satellite and NWP based irradiance/solar estimates and forecasting?</text:p>
              <text:list>
                <text:list-item>
                  <text:p text:style-name="P35">Kerro kuten haluat! </text:p>
                </text:list-item>
                <text:list-item>
                  <text:p text:style-name="P35">Akun idea: intian paperi oli todistus että pilvialbedopohjainen estimointi toimii. Koska toimii, lähihetkeä voi ennustaa. Entä säämalli? <text:span text:style-name="T9">Ja siitä koneoppimiseen ja tuotantoennusteisiin.</text:span></text:p>
                </text:list-item>
                <text:list-item>
                  <text:p text:style-name="P36">Mieti tarina ja punainen lanka ihan tosissaan. Siihen yhteenveto nojaa, siitä se rakentuu ja sitä puolustat väitöksessä. Lukija saa vaan sen tarinan.</text:p>
                </text:list-item>
              </text:list>
            </text:list-item>
          </text:list>
        </text:list-item>
      </text:list>
      <text:h text:style-name="P19" text:outline-level="3">Kysymyksiä Akulle</text:h>
      <text:list xml:id="list460501679" text:style-name="L5">
        <text:list-item>
          <text:p text:style-name="P37">Oma osuus? Onko omaa osuutta… kuinka laaja?</text:p>
        </text:list-item>
        <text:list-item>
          <text:p text:style-name="P37">Aihe. Ylläoleva, onko järkevä?</text:p>
        </text:list-item>
        <text:list-item>
          <text:p text:style-name="P37">Johtopäätökset pitää vetää kokonaisuudesta.</text:p>
        </text:list-item>
      </text:list>
      <text:h text:style-name="P20" text:outline-level="3"/>
      <text:h text:style-name="P21" text:outline-level="3">Aku keskustelu</text:h>
      <text:list xml:id="list349698560" text:style-name="L6">
        <text:list-item>
          <text:p text:style-name="P38">Oma osuus pitää selittää niin että kelpaa, totuudenmukaisesti mutta kauniisti</text:p>
        </text:list-item>
        <text:list-item>
          <text:p text:style-name="P38">oma tarina tärkeä miettiä (ks. idea /aiheet/pohdinta)</text:p>
        </text:list-item>
      </text:list>
      <text:h text:style-name="P22" text:outline-level="3">22-06-16 Omia kysymyksiä ja lukumuistiinpanoja</text:h>
      <text:list xml:id="list3150958709" text:style-name="L7">
        <text:list-item>
          <text:p text:style-name="P39">Q’s</text:p>
          <text:list>
            <text:list-item>
              <text:p text:style-name="P39">Miten kirjallisuus vs omat paperit käy keskustelua? Painotuksia? Onko kirjallisuus eri kuin mitä papereissa?</text:p>
            </text:list-item>
            <text:list-item>
              <text:p text:style-name="P39"/>
            </text:list-item>
          </text:list>
        </text:list-item>
        <text:list-item>
          <text:p text:style-name="P40">Notes</text:p>
          <text:list>
            <text:list-item>
              <text:p text:style-name="P40">Convince readers and examiners of the scientific value</text:p>
            </text:list-item>
            <text:list-item>
              <text:p text:style-name="P41">original and coherent argument is being developed</text:p>
            </text:list-item>
            <text:list-item>
              <text:p text:style-name="P41">a solid contribution to existing literature on a timely question is made</text:p>
            </text:list-item>
            <text:list-item>
              <text:p text:style-name="P41">published papers are now data and material</text:p>
            </text:list-item>
            <text:list-item>
              <text:p text:style-name="P41">elaborate your message further and beyond than your papers</text:p>
            </text:list-item>
            <text:list-item>
              <text:p text:style-name="P41">revisit results, showing how they help the bigger picture</text:p>
            </text:list-item>
            <text:list-item>
              <text:p text:style-name="P41">intro will induce readers to read papers, and guide how to approach and evaluate</text:p>
            </text:list-item>
            <text:list-item>
              <text:p text:style-name="P41">Make sure to state the theoretical, practical, and methodological strengths of your work, your reasons behind your methodological choices, and the benefits of the data and evidence you have produced. </text:p>
            </text:list-item>
            <text:list-item>
              <text:p text:style-name="P42">Also discuss what is left outside the scope and interpretation adn limitations</text:p>
            </text:list-item>
            <text:list-item>
              <text:p text:style-name="P42">a textual map that helps readers through the papers</text:p>
            </text:list-item>
            <text:list-item>
              <text:p text:style-name="P42"/>
            </text:list-item>
          </text:list>
        </text:list-item>
      </text:list>
      <text:h text:style-name="P23" text:outline-level="3">Notes to do</text:h>
      <text:list xml:id="list1953343597" text:style-name="L8">
        <text:list-item>
          <text:p text:style-name="P53">Scientific value of publications</text:p>
        </text:list-item>
      </text:list>
      <text:list xml:id="list1548299892" text:style-name="L9">
        <text:list-item>
          <text:list>
            <text:list-item>
              <text:p text:style-name="P54">d</text:p>
            </text:list-item>
          </text:list>
        </text:list-item>
      </text:list>
      <text:h text:style-name="P24" text:outline-level="3">Tarina - vaihtoehtoja</text:h>
      <text:list xml:id="list31230149" text:style-name="L10">
        <text:list-item>
          <text:p text:style-name="P43">tarkoitus <text:s/>(Estimaatti – ennuste - tuotanto)</text:p>
          <text:list>
            <text:list-item>
              <text:p text:style-name="P43">Estimointi toimii – satelliitti estimointi</text:p>
            </text:list-item>
            <text:list-item>
              <text:p text:style-name="P43">lähihetkeä ennustetaan – satelliittiestimaatit ennusteen pohjana</text:p>
            </text:list-item>
            <text:list-item>
              <text:p text:style-name="P43">kehitetään ennustetta – säämallilla pituutta ennusteeseen</text:p>
            </text:list-item>
            <text:list-item>
              <text:p text:style-name="P43">ennustetaan tuotantoa – irradianssista tuotantoon</text:p>
            </text:list-item>
          </text:list>
        </text:list-item>
        <text:list-item>
          <text:p text:style-name="P43">pituus</text:p>
          <text:list>
            <text:list-item>
              <text:p text:style-name="P43">satelliitilla pitkiä estimaatteja</text:p>
            </text:list-item>
            <text:list-item>
              <text:p text:style-name="P43">lyhyen ajan ennusteita</text:p>
            </text:list-item>
            <text:list-item>
              <text:p text:style-name="P43">pitkiä ennusteita mallilla</text:p>
            </text:list-item>
            <text:list-item>
              <text:p text:style-name="P43">koneoppimisella tuotantoa</text:p>
            </text:list-item>
          </text:list>
        </text:list-item>
        <text:list-item>
          <text:p text:style-name="P43">tekniikka</text:p>
          <text:list>
            <text:list-item>
              <text:p text:style-name="P43">satelliitilla estimaatteja</text:p>
            </text:list-item>
            <text:list-item>
              <text:p text:style-name="P43">estimaatti + optical flow – ennuste</text:p>
            </text:list-item>
            <text:list-item>
              <text:p text:style-name="P43">sat , sat+nwp, nwp ennuste – pidempi ennuste</text:p>
            </text:list-item>
            <text:list-item>
              <text:p text:style-name="P43">nwp + ann + obs – tuotantoennuste</text:p>
            </text:list-item>
          </text:list>
        </text:list-item>
        <text:list-item>
          <text:p text:style-name="P44">kategoriat</text:p>
          <text:list>
            <text:list-item>
              <text:p text:style-name="P44">estimaatteja</text:p>
            </text:list-item>
            <text:list-item>
              <text:p text:style-name="P44">ennusteita * 2</text:p>
            </text:list-item>
            <text:list-item>
              <text:p text:style-name="P44">tuotantoa</text:p>
            </text:list-item>
          </text:list>
        </text:list-item>
      </text:list>
      <text:h text:style-name="P26" text:outline-level="3">Notes on others’ dissertations</text:h>
      <text:list xml:id="list366270389" text:style-name="L11">
        <text:list-item>
          <text:p text:style-name="P55">Notes to self:</text:p>
          <text:list>
            <text:list-item>
              <text:p text:style-name="P55"><text:soft-page-break/>integrating development paper to comparison papers? i.e. developemnt and comparison must be included in structure somehow fluently. Think about this. <text:span text:style-name="T18">Is paper2 in methods??</text:span></text:p>
            </text:list-item>
            <text:list-item>
              <text:p text:style-name="P56">think about list of abbr.</text:p>
            </text:list-item>
            <text:list-item>
              <text:p text:style-name="P57">Johdanto point is to provide a clear picture of the whole project without goind back and forth. --&gt; think what points are needed for this?</text:p>
              <text:list>
                <text:list-item>
                  <text:p text:style-name="P58">Nothing new. Summary of what has been found. If there is somethign new, write a new paper after.</text:p>
                </text:list-item>
              </text:list>
            </text:list-item>
            <text:list-item>
              <text:p text:style-name="P59">Scientific value! Needs to be clear with johdanto. : <text:span text:style-name="T23">coherent argument, solid contribution to existing lit on timely question.</text:span></text:p>
            </text:list-item>
            <text:list-item>
              <text:p text:style-name="P60">Broader significance of findings using the papers as material and data</text:p>
            </text:list-item>
          </text:list>
        </text:list-item>
        <text:list-item>
          <text:p text:style-name="P61">Terhi</text:p>
          <text:list>
            <text:list-item>
              <text:p text:style-name="P61">aim stated: better understand x and x in eu and fi, and role of x in this <text:span text:style-name="T14">(very soon but brieg in abstr.)</text:span></text:p>
            </text:list-item>
            <text:list-item>
              <text:p text:style-name="P61">the thesis investigated... xx was found to. Results. Lastly, investigated, results.</text:p>
            </text:list-item>
            <text:list-item>
              <text:p text:style-name="P61">Results from this highlight.. results emphasise </text:p>
            </text:list-item>
            <text:list-item>
              <text:p text:style-name="P61">57 pages <text:span text:style-name="T10">(3 own papers)</text:span></text:p>
            </text:list-item>
            <text:list-item>
              <text:p text:style-name="P62">Intro (3p, inc aims of this thesis), background <text:span text:style-name="T11">(5.5p)</text:span>, data and models <text:span text:style-name="T11">(3p)</text:span>, methods <text:span text:style-name="T11">(5p)</text:span>, overview of the results<text:span text:style-name="T12">(14p)</text:span>, discu <text:span text:style-name="T14">(7p)</text:span>, main conc<text:span text:style-name="T14">(1p)</text:span>. Review of papers and authors contribution</text:p>
            </text:list-item>
            <text:list-item>
              <text:p text:style-name="P55">aims: 3 q, general aim is through three q.</text:p>
              <text:list>
                <text:list-item>
                  <text:p text:style-name="P55">Eg what are... papers I and II, for these aims what is done.</text:p>
                </text:list-item>
              </text:list>
            </text:list-item>
            <text:list-item>
              <text:p text:style-name="P55">Background: very specific path from base to top, but in very basic way.</text:p>
            </text:list-item>
            <text:list-item>
              <text:p text:style-name="P55">Data and models: description of models, with ref to paper I, in paper II this was used.. some specifics on how the models work in relation to topic.</text:p>
            </text:list-item>
            <text:list-item>
              <text:p text:style-name="P55">Methods: <text:span text:style-name="T12">methods used, with refs to papers</text:span></text:p>
            </text:list-item>
            <text:list-item>
              <text:p text:style-name="P63">overview of results: </text:p>
              <text:list>
                <text:list-item>
                  <text:p text:style-name="P63">Topically organised. Mainly first I, then II, then II<text:span text:style-name="T13">I.</text:span></text:p>
                </text:list-item>
                <text:list-item>
                  <text:p text:style-name="P63">this happens as shown in I and further confirmed in II</text:p>
                </text:list-item>
              </text:list>
            </text:list-item>
            <text:list-item>
              <text:p text:style-name="P64">Discu: research questions in sec 1 are answered with some further discu</text:p>
              <text:list>
                <text:list-item>
                  <text:p text:style-name="P64">questions as subheadings</text:p>
                </text:list-item>
                <text:list-item>
                  <text:p text:style-name="P64">shows, however.. more about general and implications.</text:p>
                </text:list-item>
              </text:list>
            </text:list-item>
            <text:list-item>
              <text:p text:style-name="P64">Main conc: this important, this thesis.. main concs.</text:p>
            </text:list-item>
            <text:list-item>
              <text:p text:style-name="P64">Paper overview: 5-10 lines on what paper does. Quick recap of responsibilities.</text:p>
            </text:list-item>
          </text:list>
        </text:list-item>
        <text:list-item>
          <text:p text:style-name="P64">Mika</text:p>
          <text:list>
            <text:list-item>
              <text:p text:style-name="P64">more bg (why), in this thesis.. coverage well gone through, no aims stated.</text:p>
            </text:list-item>
            <text:list-item>
              <text:p text:style-name="P64">52p. 3 own, +1</text:p>
            </text:list-item>
            <text:list-item>
              <text:p text:style-name="P64">Intro<text:span text:style-name="T15">(6.5p)</text:span>, methods <text:span text:style-name="T17">(1</text:span><text:span text:style-name="T18">5</text:span><text:span text:style-name="T17">.5p)</text:span>(diagnostic methods and model simulations), physical processes affecting..<text:span text:style-name="T18">(6p)</text:span>, effect of ...<text:span text:style-name="T18">(7p)</text:span>, discu &amp; conc<text:span text:style-name="T18">(2p)</text:span>, review of papers and authors contrib.</text:p>
            </text:list-item>
            <text:list-item>
              <text:p text:style-name="P65">Intro: own papers used as refs. containing aims in same way as terhi <text:span text:style-name="T16">(3 aims)</text:span></text:p>
            </text:list-item>
            <text:list-item>
              <text:p text:style-name="P66">Methods: <text:span text:style-name="T17">general methods described in order of papers</text:span></text:p>
            </text:list-item>
            <text:list-item>
              <text:p text:style-name="P67">Phys proc results? </text:p>
              <text:list>
                <text:list-item>
                  <text:p text:style-name="P67">Perhaps in this the paper I is a development paper. The development is therefore explained in methods.</text:p>
                </text:list-item>
                <text:list-item>
                  <text:p text:style-name="P67">Very topical division, eg. <text:s/>This goes through mainly paper 1 and 3</text:p>
                </text:list-item>
              </text:list>
            </text:list-item>
            <text:list-item>
              <text:p text:style-name="P67">effect of.. paper 2 and paper 4</text:p>
            </text:list-item>
            <text:list-item>
              <text:p text:style-name="P67">discu and conc. Thesis contributed to... (general discu and mainly concs. A wrap up it seems)</text:p>
            </text:list-item>
          </text:list>
        </text:list-item>
        <text:list-item>
          <text:p text:style-name="P68">Kati</text:p>
          <text:list>
            <text:list-item>
              <text:p text:style-name="P69">introduces topic but no aims in abstract</text:p>
            </text:list-item>
            <text:list-item>
              <text:p text:style-name="P70">77p (3+2)</text:p>
            </text:list-item>
            <text:list-item>
              <text:p text:style-name="P69"><text:soft-page-break/>Intro <text:span text:style-name="T19">3p</text:span>, light transfer etc. <text:span text:style-name="T19">10p</text:span>, surface roughness <text:span text:style-name="T19">(1</text:span><text:span text:style-name="T20">0</text:span><text:span text:style-name="T19">)</text:span>, laser scanning<text:span text:style-name="T19">(</text:span><text:span text:style-name="T20">18</text:span><text:span text:style-name="T19">)</text:span>, albedo of areas<text:span text:style-name="T20">(9)</text:span>, concs<text:span text:style-name="T20">(3)</text:span></text:p>
            </text:list-item>
            <text:list-item>
              <text:p text:style-name="P71">intro: general, incs aims. But not as elaborately as others. 5 aims</text:p>
            </text:list-item>
            <text:list-item>
              <text:p text:style-name="P71">light.. general background info (physics)</text:p>
            </text:list-item>
            <text:list-item>
              <text:p text:style-name="P72">surface: describes phenomena, methods, methods used, results</text:p>
            </text:list-item>
            <text:list-item>
              <text:p text:style-name="P72">laser: same as above, phenomena, methods, results..</text:p>
            </text:list-item>
            <text:list-item>
              <text:p text:style-name="P72">albedo: <text:span text:style-name="T21">same again.</text:span></text:p>
            </text:list-item>
            <text:list-item>
              <text:p text:style-name="P73">Conc: main contributions listed. Then elaborated.</text:p>
            </text:list-item>
          </text:list>
        </text:list-item>
        <text:list-item>
          <text:p text:style-name="P74">Niilo</text:p>
          <text:list>
            <text:list-item>
              <text:p text:style-name="P74">work what does in abstract, but no aims.</text:p>
            </text:list-item>
            <text:list-item>
              <text:p text:style-name="P75">55p. <text:s/>2+3</text:p>
            </text:list-item>
            <text:list-item>
              <text:p text:style-name="P75">Intro, view, algorithms, validation, future, conc</text:p>
            </text:list-item>
            <text:list-item>
              <text:p text:style-name="P75">intro: general, previous research, this thesis</text:p>
            </text:list-item>
            <text:list-item>
              <text:p text:style-name="P75">view: general intro to topic, i.e. background or physical explanation</text:p>
            </text:list-item>
            <text:list-item>
              <text:p text:style-name="P75">algorithms: general explanation of setup</text:p>
            </text:list-item>
            <text:list-item>
              <text:p text:style-name="P75">future: well, future</text:p>
            </text:list-item>
            <text:list-item>
              <text:p text:style-name="P75">concs: main contributions listed</text:p>
            </text:list-item>
          </text:list>
        </text:list-item>
        <text:list-item>
          <text:p text:style-name="P75">Karoliina</text:p>
          <text:list>
            <text:list-item>
              <text:p text:style-name="P76">61p <text:span text:style-name="T22">1+3</text:span></text:p>
            </text:list-item>
            <text:list-item>
              <text:p text:style-name="P76">aims presented in first par of abs. Then explain what done.</text:p>
            </text:list-item>
            <text:list-item>
              <text:p text:style-name="P56">Intro <text:span text:style-name="T22">(4p)</text:span>, background <text:span text:style-name="T22">(6p)</text:span>, data and methods <text:span text:style-name="T22">(12p)</text:span>, summary of results <text:span text:style-name="T22">(12)</text:span>, conclusions and future</text:p>
            </text:list-item>
            <text:list-item>
              <text:p text:style-name="P77">intro: general background, focus of thesis, three main questions</text:p>
            </text:list-item>
            <text:list-item>
              <text:p text:style-name="P77">background: general background to topic</text:p>
            </text:list-item>
            <text:list-item>
              <text:p text:style-name="P77">data and mehtods: data and methods used in papers.</text:p>
            </text:list-item>
            <text:list-item>
              <text:p text:style-name="P77">Results summary: results summary</text:p>
            </text:list-item>
            <text:list-item>
              <text:p text:style-name="P77">concs and future: sections summarise conclusions to research questions.</text:p>
            </text:list-item>
          </text:list>
        </text:list-item>
        <text:list-item>
          <text:p text:style-name="P78">OVERVIEW of others'</text:p>
          <text:list>
            <text:list-item>
              <text:p text:style-name="P78">2 options for structure</text:p>
              <text:list>
                <text:list-item>
                  <text:p text:style-name="P78">traditional paper: intro, background, data and methods, results, discu, conc.</text:p>
                </text:list-item>
                <text:list-item>
                  <text:p text:style-name="P78">Topical: intro, topic 1, topic 2, topic ..., conc.</text:p>
                </text:list-item>
              </text:list>
            </text:list-item>
            <text:list-item>
              <text:p text:style-name="P78">Generally good ideas:</text:p>
              <text:list>
                <text:list-item>
                  <text:p text:style-name="P78">listing research aims</text:p>
                </text:list-item>
              </text:list>
            </text:list-item>
            <text:list-item>
              <text:p text:style-name="P79">1 page: 472 words, <text:span text:style-name="T25">452, 607, </text:span><text:span text:style-name="T26">448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Terhi</text:p>
          </table:table-cell>
          <table:table-cell table:style-name="Table2.A1" office:value-type="string">
            <text:p text:style-name="P14">Mika</text:p>
          </table:table-cell>
          <table:table-cell table:style-name="Table2.A1" office:value-type="string">
            <text:p text:style-name="P15">Kati</text:p>
          </table:table-cell>
          <table:table-cell table:style-name="Table2.A1" office:value-type="string">
            <text:p text:style-name="P12">Karoliina</text:p>
          </table:table-cell>
          <table:table-cell table:style-name="Table2.F1" office:value-type="string">
            <text:p text:style-name="P13">Niilo</text:p>
          </table:table-cell>
        </table:table-row>
        <table:table-row>
          <table:table-cell table:style-name="Table2.A2" office:value-type="string">
            <text:p text:style-name="P14">Intro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6.5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2">4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backround</text:p>
          </table:table-cell>
          <table:table-cell table:style-name="Table2.A2" office:value-type="string">
            <text:p text:style-name="P14">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2">6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Data and mod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methods</text:p>
          </table:table-cell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1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12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results</text:p>
          </table:table-cell>
          <table:table-cell table:style-name="Table2.A2" office:value-type="string">
            <text:p text:style-name="P14">14</text:p>
          </table:table-cell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12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discu</text:p>
          </table:table-cell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..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conc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Actual text <text:span text:style-name="T24">(intro to conc. Excluding ref, list of papers, or review of papers)</text:span></text:p>
          </table:table-cell>
          <table:table-cell table:style-name="Table2.A2" office:value-type="string">
            <text:p text:style-name="P4">38</text:p>
          </table:table-cell>
          <table:table-cell table:style-name="Table2.A2" office:value-type="string">
            <text:p text:style-name="P5">36</text:p>
          </table:table-cell>
          <table:table-cell table:style-name="Table2.A2" office:value-type="string">
            <text:p text:style-name="P6">47</text:p>
          </table:table-cell>
          <table:table-cell table:style-name="Table2.A2" office:value-type="string">
            <text:p text:style-name="P3">38</text:p>
          </table:table-cell>
          <table:table-cell table:style-name="Table2.F2" office:value-type="string">
            <text:p text:style-name="P7">36</text:p>
          </table:table-cell>
        </table:table-row>
      </table:table>
      <text:p text:style-name="P1"/>
      <text:h text:style-name="P27" text:outline-level="3">Paper results, points</text:h>
      <text:list xml:id="list3190497614" text:style-name="L12">
        <text:list-item>
          <text:p text:style-name="P80">List </text:p>
          <text:list>
            <text:list-item>
              <text:p text:style-name="P80">Paper topic, <text:span text:style-name="T28">Rqs,</text:span> main what’s been done, main conc, <text:span text:style-name="T28">responses to RQs</text:span></text:p>
            </text:list-item>
            <text:list-item>
              <text:p text:style-name="P81"><text:soft-page-break/>Point <text:span text:style-name="T27">for story</text:span></text:p>
            </text:list-item>
            <text:list-item>
              <text:p text:style-name="P80">scientific value</text:p>
            </text:list-item>
          </text:list>
        </text:list-item>
        <text:list-item>
          <text:p text:style-name="P80">Paper I</text:p>
          <text:list>
            <text:list-item>
              <text:p text:style-name="P82">SARAH-E evaluated against in situ measurements.</text:p>
              <text:list>
                <text:list-item>
                  <text:p text:style-name="P83">Mapping the resource</text:p>
                </text:list-item>
                <text:list-item>
                  <text:p text:style-name="P84">tests whether SARAH-E works well, i.e. does heliosat work?</text:p>
                </text:list-item>
                <text:list-item>
                  <text:p text:style-name="P85">Heliosat method. <text:span text:style-name="T29">In quite a similar way to how it is used in paper 2.</text:span></text:p>
                </text:list-item>
                <text:list-item>
                  <text:p text:style-name="P86">cloud inlcuded ghi</text:p>
                </text:list-item>
                <text:list-item>
                  <text:p text:style-name="P86"/>
                </text:list-item>
              </text:list>
            </text:list-item>
            <text:list-item>
              <text:p text:style-name="P87">RQ:</text:p>
              <text:list>
                <text:list-item>
                  <text:p text:style-name="P87">what is accuracy of SARAH-E against in situ in india?</text:p>
                </text:list-item>
                <text:list-item>
                  <text:p text:style-name="P88">SARAH-E estimation accuracy?</text:p>
                </text:list-item>
                <text:list-item>
                  <text:p text:style-name="P88">Are the source datasets in general robust</text:p>
                </text:list-item>
              </text:list>
            </text:list-item>
            <text:list-item>
              <text:p text:style-name="P89">Overestimates ghi, is this consistent with sat? Mean bias of 21.9W/m²</text:p>
            </text:list-item>
          </text:list>
        </text:list-item>
      </text:list>
      <text:h text:style-name="P28" text:outline-level="3">Paper main points/topics</text:h>
      <text:list xml:id="list1783048193" text:style-name="L13">
        <text:list-item>
          <text:p text:style-name="P101">Paper I : India</text:p>
          <text:list>
            <text:list-item>
              <text:p text:style-name="P90">RQ: </text:p>
              <text:list>
                <text:list-item>
                  <text:p text:style-name="P92">accuracy of sarah-e against in situ in india,</text:p>
                </text:list-item>
                <text:list-item>
                  <text:p text:style-name="P92">trends?</text:p>
                </text:list-item>
                <text:list-item>
                  <text:p text:style-name="P93">Our Q: is the algorithm used in sarah e good for estimating ghi?</text:p>
                </text:list-item>
              </text:list>
            </text:list-item>
            <text:list-item>
              <text:p text:style-name="P101">SARAH-E used</text:p>
            </text:list-item>
            <text:list-item>
              <text:p text:style-name="P101">in situ measurements from India</text:p>
              <text:list>
                <text:list-item>
                  <text:p text:style-name="P101">varying climatology, mountains etc.</text:p>
                </text:list-item>
              </text:list>
            </text:list-item>
            <text:list-item>
              <text:p text:style-name="P101">measurements super quality controlled</text:p>
            </text:list-item>
            <text:list-item>
              <text:p text:style-name="P102">Results</text:p>
              <text:list>
                <text:list-item>
                  <text:p text:style-name="P102">stable period, and bias growing after 2009.</text:p>
                </text:list-item>
                <text:list-item>
                  <text:p text:style-name="P102">reasons unknown for unstable period. Aerosols? India insitu?</text:p>
                </text:list-item>
                <text:list-item>
                  <text:p text:style-name="P94">During stable, SARAH-E consistently overestimates sr by 10-20% ??? <text:span text:style-name="T30">10-30W/m²</text:span></text:p>
                </text:list-item>
              </text:list>
            </text:list-item>
          </text:list>
        </text:list-item>
        <text:list-item>
          <text:p text:style-name="P103">Paper II : Ghi satellite</text:p>
          <text:list>
            <text:list-item>
              <text:p text:style-name="P104"><text:span text:style-name="T6">RQ: </text:span><text:span text:style-name="T5">development and validation of a satellite-based GHI forecast</text:span> </text:p>
              <text:list>
                <text:list-item>
                  <text:p text:style-name="P105">comparison of CS models, picking best</text:p>
                </text:list-item>
                <text:list-item>
                  <text:p text:style-name="P105">introduction/development of all sky estimate, and forecast</text:p>
                </text:list-item>
                <text:list-item>
                  <text:p text:style-name="P106">validation of forecast</text:p>
                </text:list-item>
              </text:list>
            </text:list-item>
            <text:list-item>
              <text:p text:style-name="P104">in situ measurements from Fin</text:p>
            </text:list-item>
            <text:list-item>
              <text:p text:style-name="P107">comparison and validation of CS model, satellite-based estimate, ghi forecasting</text:p>
            </text:list-item>
            <text:list-item>
              <text:p text:style-name="P107">changing cloud environment as extra</text:p>
            </text:list-item>
            <text:list-item>
              <text:p text:style-name="P91">RES: use of sat based forecasts is ok in forecasting ghi in high latitudes</text:p>
              <text:list>
                <text:list-item>
                  <text:p text:style-name="P105">clear sky estimate comparison – many ok, work well, pvlib suitable.</text:p>
                </text:list-item>
                <text:list-item>
                  <text:p text:style-name="P105">All-sky estimate comparison – high lat, 15min, works well enough to use in forecast</text:p>
                </text:list-item>
                <text:list-item>
                  <text:p text:style-name="P105">forecast evaluation – with rmse beats persistence soon, particularly in cloud changes</text:p>
                </text:list-item>
              </text:list>
            </text:list-item>
          </text:list>
        </text:list-item>
        <text:list-item>
          <text:p text:style-name="P108">Paper III: NWP comparison</text:p>
          <text:list>
            <text:list-item>
              <text:p text:style-name="P95">RQ:</text:p>
              <text:list>
                <text:list-item>
                  <text:p text:style-name="P109">Are operational NWP models suitable for ghi forecasts in high latitudes</text:p>
                </text:list-item>
                <text:list-item>
                  <text:p text:style-name="P109">how do they compare to satellite-based modles?</text:p>
                </text:list-item>
              </text:list>
            </text:list-item>
            <text:list-item>
              <text:p text:style-name="P109">Meps all members, mnwc, satellite and two percs compared</text:p>
            </text:list-item>
            <text:list-item>
              <text:p text:style-name="P109">point comparison in situ ghi finland and sweden</text:p>
            </text:list-item>
            <text:list-item>
              <text:p text:style-name="P109">15min to hourly output, upto 54h.</text:p>
            </text:list-item>
            <text:list-item>
              <text:p text:style-name="P109">+two energy market case studies.</text:p>
            </text:list-item>
            <text:list-item>
              <text:p text:style-name="P95">RES:</text:p>
              <text:list>
                <text:list-item>
                  <text:p text:style-name="P109">Operational nwp works well for ghi forecasts in high lat for full length</text:p>
                </text:list-item>
                <text:list-item>
                  <text:p text:style-name="P109"><text:soft-page-break/>errors for sat and nwp work in opposite direction (one beginning one end) and therefore complement each other.</text:p>
                </text:list-item>
                <text:list-item>
                  <text:p text:style-name="P109">Solis bad in mornign, mnwc afternoon. Energy case studies show the same.</text:p>
                </text:list-item>
                <text:list-item>
                  <text:p text:style-name="P109">Selection of model used depends on user requirements.</text:p>
                </text:list-item>
              </text:list>
            </text:list-item>
          </text:list>
        </text:list-item>
        <text:list-item>
          <text:p text:style-name="P109">Paper IV: <text:span text:style-name="T31">Neural network models in pv forecasting using nwp and obs</text:span></text:p>
          <text:list>
            <text:list-item>
              <text:p text:style-name="P96">RQ: </text:p>
              <text:list>
                <text:list-item>
                  <text:p text:style-name="P96">can ANN be trained on obs instead of nwp</text:p>
                  <text:list>
                    <text:list-item>
                      <text:p text:style-name="P96">tested on NWP for operational PV forecasting</text:p>
                    </text:list-item>
                  </text:list>
                </text:list-item>
                <text:list-item>
                  <text:p text:style-name="P97">evaluate use of obs and nwp in data-driven models</text:p>
                </text:list-item>
                <text:list-item>
                  <text:p text:style-name="P97">asses<text:span text:style-name="T34">s</text:span> influence of training data on accuracy of day ahead pv forecast</text:p>
                </text:list-item>
              </text:list>
            </text:list-item>
            <text:list-item>
              <text:p text:style-name="P110">day ahead pv forecasting</text:p>
            </text:list-item>
            <text:list-item>
              <text:p text:style-name="P110">data-driven odels are trained with historical observations</text:p>
            </text:list-item>
            <text:list-item>
              <text:p text:style-name="P110">nwp data used for testing the model</text:p>
            </text:list-item>
            <text:list-item>
              <text:p text:style-name="P110">compared to traditional nwp train nwp test</text:p>
            </text:list-item>
            <text:list-item>
              <text:p text:style-name="P111">compared to unrealistic optimal only obs</text:p>
            </text:list-item>
            <text:list-item>
              <text:p text:style-name="P112">ANN also benchmarked against physics based solar PV forecasting</text:p>
            </text:list-item>
            <text:list-item>
              <text:p text:style-name="P112">3 sites in finland, point comparison, <text:span text:style-name="T32">against pv power data.</text:span></text:p>
            </text:list-item>
            <text:list-item>
              <text:p text:style-name="P96">Res:</text:p>
              <text:list>
                <text:list-item>
                  <text:p text:style-name="P96">ANN on obs slightly worse than ANN with NWP.</text:p>
                </text:list-item>
                <text:list-item>
                  <text:p text:style-name="P96">Better than physical.</text:p>
                </text:list-item>
                <text:list-item>
                  <text:p text:style-name="P96">-if nwp not available for training, obs can be used for training, </text:p>
                  <text:list>
                    <text:list-item>
                      <text:p text:style-name="P96">requires testing with nwp gradually, otherwise forecast too optimistic.</text:p>
                    </text:list-item>
                  </text:list>
                </text:list-item>
              </text:list>
            </text:list-item>
          </text:list>
        </text:list-item>
      </text:list>
      <text:h text:style-name="P25" text:outline-level="3">Papers together – story / punainen lanka</text:h>
      <text:list xml:id="list858692463" text:style-name="L14">
        <text:list-item>
          <text:p text:style-name="P115">Theory story</text:p>
        </text:list-item>
      </text:list>
      <text:list xml:id="list754153736" text:style-name="L15">
        <text:list-item>
          <text:p text:style-name="P116">satellite is good. Can you estimate ghi? (paper I &amp; II)</text:p>
          <text:list>
            <text:list-item>
              <text:p text:style-name="P116">Is the algorithm in sarah e good enough? (paper I)</text:p>
            </text:list-item>
            <text:list-item>
              <text:p text:style-name="P116">Do CS models work in finland? (paper II)</text:p>
            </text:list-item>
            <text:list-item>
              <text:p text:style-name="P116">Estimate good enough in finland? (paper II)</text:p>
            </text:list-item>
          </text:list>
        </text:list-item>
        <text:list-item>
          <text:p text:style-name="P116">Can you forecast with sat estimates in high lat?</text:p>
          <text:list>
            <text:list-item>
              <text:p text:style-name="P116">Development of forecast. (paper II)</text:p>
            </text:list-item>
            <text:list-item>
              <text:p text:style-name="P116">Validation of forecast (paper II)</text:p>
            </text:list-item>
          </text:list>
        </text:list-item>
        <text:list-item>
          <text:p text:style-name="P116">What about <text:span text:style-name="T35">operational</text:span> nwp in high lat?</text:p>
          <text:list>
            <text:list-item>
              <text:p text:style-name="P116">Is nwp good enough? (paper III)</text:p>
            </text:list-item>
            <text:list-item>
              <text:p text:style-name="P116">how does it compare to satellite? (paper III)</text:p>
            </text:list-item>
          </text:list>
        </text:list-item>
        <text:list-item>
          <text:p text:style-name="P118">operational nwp in pv forecasting</text:p>
          <text:list>
            <text:list-item>
              <text:p text:style-name="P118">how does it compare to obs? <text:span text:style-name="T36">(paper IV)</text:span></text:p>
            </text:list-item>
            <text:list-item>
              <text:p text:style-name="P118">How does nwp+ann compare to phys nwp? <text:span text:style-name="T36">(paper IV)</text:span></text:p>
            </text:list-item>
          </text:list>
        </text:list-item>
      </text:list>
      <text:p text:style-name="P2"/>
      <text:list xml:id="list1302238528" text:style-name="L16">
        <text:list-item>
          <text:p text:style-name="P98">Research Questions of PhD</text:p>
          <text:list>
            <text:list-item>
              <text:p text:style-name="P99"><text:span text:style-name="T40"><text:s/>Can GHI be accurately forecasted with satellite-based methods in high latittudes? (paper I &amp; II, </text:span><text:span text:style-name="T42">III</text:span><text:span text:style-name="T40">)</text:span></text:p>
            </text:list-item>
            <text:list-item>
              <text:p text:style-name="P99"><text:span text:style-name="T40">Are operational NWP <text:s/>methods suitable for GHI forecasting? </text:span><text:span text:style-name="T41">(Paper III)</text:span></text:p>
            </text:list-item>
            <text:list-item>
              <text:p text:style-name="P100">How do satellite based and NWP compare? (Paper III)</text:p>
            </text:list-item>
            <text:list-item>
              <text:p text:style-name="P100">Power forecasting </text:p>
            </text:list-item>
            <text:list-item>
              <text:p text:style-name="P98">Is NWP necessary in ML training for PV forecasting? <text:span text:style-name="T41">(Paper IV)</text:span></text:p>
            </text:list-item>
          </text:list>
        </text:list-item>
      </text:list>
      <text:p text:style-name="P8">– <text:span text:style-name="T45">Look at satellite based forecasting, nwp forecasting, compare these two. Look at role of nwp in PV with machine learning methods.</text:span></text:p>
      <text:p text:style-name="P8"/>
      <text:list xml:id="list154418619640993" text:continue-list="list858692463" text:style-name="L14">
        <text:list-item>
          <text:p text:style-name="P115">development story</text:p>
          <text:list>
            <text:list-item>
              <text:p text:style-name="P115">methods and development</text:p>
              <text:list>
                <text:list-item>
                  <text:p text:style-name="P115">estimate</text:p>
                </text:list-item>
                <text:list-item>
                  <text:p text:style-name="P115"><text:soft-page-break/>satellite based forecast</text:p>
                </text:list-item>
                <text:list-item>
                  <text:p text:style-name="P115">ann with obs + nwp</text:p>
                </text:list-item>
              </text:list>
            </text:list-item>
            <text:list-item>
              <text:p text:style-name="P115">validation</text:p>
              <text:list>
                <text:list-item>
                  <text:p text:style-name="P115">estimate results</text:p>
                </text:list-item>
                <text:list-item>
                  <text:p text:style-name="P115">satellite validation</text:p>
                </text:list-item>
                <text:list-item>
                  <text:p text:style-name="P115">nwp validation</text:p>
                </text:list-item>
                <text:list-item>
                  <text:p text:style-name="P115">ann validation</text:p>
                </text:list-item>
              </text:list>
            </text:list-item>
            <text:list-item>
              <text:p text:style-name="P117">conclusions</text:p>
              <text:list>
                <text:list-item>
                  <text:p text:style-name="P117">estimate and satellite work</text:p>
                </text:list-item>
                <text:list-item>
                  <text:p text:style-name="P117">nwp works</text:p>
                </text:list-item>
                <text:list-item>
                  <text:p text:style-name="P117">obs instead of nwp at points works…</text:p>
                </text:list-item>
              </text:list>
            </text:list-item>
          </text:list>
        </text:list-item>
      </text:list>
      <text:h text:style-name="P29" text:outline-level="3">First draft of structure – <text:span text:style-name="T38">paper format</text:span></text:h>
      <text:list xml:id="list945192197" text:style-name="L17">
        <text:list-item>
          <text:p text:style-name="P120">Paper main points or importance</text:p>
          <text:list>
            <text:list-item>
              <text:p text:style-name="P119">Paper I: <text:span text:style-name="T53">SARAH-E algorithm is very similar to Solis-Heliosat. Does it work overall?</text:span></text:p>
            </text:list-item>
            <text:list-item>
              <text:p text:style-name="P119">Paper II: <text:span text:style-name="T53">Setting up Solis-Heliosat and validation.</text:span></text:p>
            </text:list-item>
            <text:list-item>
              <text:p text:style-name="P119">Paper III: <text:span text:style-name="T53">Setting up NWP and validation.</text:span></text:p>
            </text:list-item>
            <text:list-item>
              <text:p text:style-name="P119">Paper IV: <text:span text:style-name="T53">Testing ANN with NWP and observations. Is NWP needed?</text:span></text:p>
            </text:list-item>
          </text:list>
        </text:list-item>
      </text:list>
      <text:list xml:id="list850057101" text:style-name="L18">
        <text:list-item>
          <text:p text:style-name="P122">Intro<text:span text:style-name="T39">duction </text:span><text:span text:style-name="T54">(2-3 pages)</text:span></text:p>
          <text:list>
            <text:list-item>
              <text:p text:style-name="P139">Motivation: energy forecasting, need for forecasts</text:p>
            </text:list-item>
            <text:list-item>
              <text:p text:style-name="P139">general topic &amp; problem: forecasting challenges, high lat challenges</text:p>
            </text:list-item>
            <text:list-item>
              <text:p text:style-name="P139">solutions</text:p>
              <text:list>
                <text:list-item>
                  <text:p text:style-name="P139">satellite estimates, satellite forecasts</text:p>
                </text:list-item>
                <text:list-item>
                  <text:p text:style-name="P139">NWP forecasts</text:p>
                </text:list-item>
                <text:list-item>
                  <text:p text:style-name="P139">Data driven</text:p>
                </text:list-item>
              </text:list>
            </text:list-item>
            <text:list-item>
              <text:p text:style-name="P139">significance: Energy framework, use of forecasts</text:p>
            </text:list-item>
            <text:list-item>
              <text:p text:style-name="P123">Aims of this thesis (1 page)</text:p>
              <text:list>
                <text:list-item>
                  <text:p text:style-name="P123">RQ 1: <text:span text:style-name="T46">Can GHI be accurately estimated and forecasted with satellite-based methods in high latitudes? (Paper </text:span><text:span text:style-name="T7">I</text:span><text:span text:style-name="T43"> &amp; </text:span><text:span text:style-name="T7">II</text:span><text:span text:style-name="T43">)</text:span></text:p>
                  <text:list>
                    <text:list-item>
                      <text:p text:style-name="P113">The question includes the components, i.e. clear sky models, estimate forming, algorithm, forecast method.</text:p>
                    </text:list-item>
                  </text:list>
                </text:list-item>
                <text:list-item>
                  <text:p text:style-name="P123">RQ 2: <text:span text:style-name="T46">Are operational NWP methods suitable for GHI forecasting, and how do they compare to satellite-based methods? (Paper </text:span><text:span text:style-name="T7">III</text:span><text:span text:style-name="T43">)</text:span></text:p>
                </text:list-item>
                <text:list-item>
                  <text:p text:style-name="P123">RQ 3: <text:span text:style-name="T47">How well do ANN models forecast PV power in Finland? (Paper </text:span><text:span text:style-name="T8">IV</text:span><text:span text:style-name="T44">)</text:span></text:p>
                  <text:list>
                    <text:list-item>
                      <text:p text:style-name="P114">Is NWP data necessary, or can it be replaced with observation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Background (6 p)</text:p>
          <text:list>
            <text:list-item>
              <text:p text:style-name="P139">Energy forecasts, need</text:p>
            </text:list-item>
            <text:list-item>
              <text:p text:style-name="P139">forecasting solar irradiance, or PV</text:p>
            </text:list-item>
            <text:list-item>
              <text:p text:style-name="P139">forecasting general idea</text:p>
              <text:list>
                <text:list-item>
                  <text:p text:style-name="P127">clear sky index etc?</text:p>
                </text:list-item>
                <text:list-item>
                  <text:p text:style-name="P139">Radiative transfer</text:p>
                </text:list-item>
                <text:list-item>
                  <text:p text:style-name="P139">clouds, albedo</text:p>
                </text:list-item>
              </text:list>
            </text:list-item>
            <text:list-item>
              <text:p text:style-name="P140"><text:span text:style-name="T55">forecast methods</text:span></text:p>
              <text:list>
                <text:list-item>
                  <text:p text:style-name="P140">satellite based estimates and forecasts</text:p>
                  <text:list>
                    <text:list-item>
                      <text:p text:style-name="P139">geostat<text:span text:style-name="T55">ionary</text:span> satellites, parallax</text:p>
                    </text:list-item>
                  </text:list>
                </text:list-item>
                <text:list-item>
                  <text:p text:style-name="P139">NWP estimates and forecasts</text:p>
                </text:list-item>
                <text:list-item>
                  <text:p text:style-name="P139">Data-driven models</text:p>
                </text:list-item>
              </text:list>
            </text:list-item>
            <text:list-item>
              <text:p text:style-name="P125"/>
            </text:list-item>
          </text:list>
        </text:list-item>
        <text:list-item>
          <text:p text:style-name="P130">Data</text:p>
          <text:list>
            <text:list-item>
              <text:p text:style-name="P132">Clear sky models</text:p>
              <text:list>
                <text:list-item>
                  <text:p text:style-name="P134">pvlib Solis</text:p>
                </text:list-item>
              </text:list>
            </text:list-item>
            <text:list-item>
              <text:p text:style-name="P132">Satellite products and measurements</text:p>
              <text:list>
                <text:list-item>
                  <text:p text:style-name="P132"><text:soft-page-break/>SARAH-E</text:p>
                </text:list-item>
                <text:list-item>
                  <text:p text:style-name="P135">Geostationary satellite data <text:span text:style-name="T52">(SEVIRI)</text:span></text:p>
                </text:list-item>
              </text:list>
            </text:list-item>
            <text:list-item>
              <text:p text:style-name="P132">NWP</text:p>
              <text:list>
                <text:list-item>
                  <text:p text:style-name="P132">MEPS</text:p>
                </text:list-item>
                <text:list-item>
                  <text:p text:style-name="P132">MNWC</text:p>
                </text:list-item>
              </text:list>
            </text:list-item>
            <text:list-item>
              <text:p text:style-name="P132">PV forecasting</text:p>
              <text:list>
                <text:list-item>
                  <text:p text:style-name="P132">Hermans model</text:p>
                </text:list-item>
              </text:list>
            </text:list-item>
            <text:list-item>
              <text:p text:style-name="P126">PV measurements</text:p>
            </text:list-item>
            <text:list-item>
              <text:p text:style-name="P133">Observations</text:p>
            </text:list-item>
          </text:list>
        </text:list-item>
        <text:list-item>
          <text:p text:style-name="P130">Methods</text:p>
          <text:list>
            <text:list-item>
              <text:p text:style-name="P126">Satellite-based GHI estimate</text:p>
              <text:list>
                <text:list-item>
                  <text:p text:style-name="P126">Algorithm in SARAH-E</text:p>
                </text:list-item>
                <text:list-item>
                  <text:p text:style-name="P132">Heliosat</text:p>
                </text:list-item>
              </text:list>
            </text:list-item>
            <text:list-item>
              <text:p text:style-name="P126">Satellite-based GHI forecast</text:p>
            </text:list-item>
            <text:list-item>
              <text:p text:style-name="P126">ANN model</text:p>
              <text:list>
                <text:list-item>
                  <text:p text:style-name="P129">testing and training with NWP or obs</text:p>
                </text:list-item>
              </text:list>
            </text:list-item>
            <text:list-item>
              <text:p text:style-name="P132">Comparisons <text:span text:style-name="T52">(how they are made)</text:span></text:p>
            </text:list-item>
            <text:list-item>
              <text:p text:style-name="P136">Energy comparisons / case studies</text:p>
            </text:list-item>
          </text:list>
        </text:list-item>
        <text:list-item>
          <text:p text:style-name="P130">Results</text:p>
          <text:list>
            <text:list-item>
              <text:p text:style-name="P134">Satellite-based GHI estimates in India (paper I)</text:p>
              <text:list>
                <text:list-item>
                  <text:p text:style-name="P121">FIG 2: SARAH-E SSR estimation bias vs in situ (daily means, full timeseries).</text:p>
                </text:list-item>
              </text:list>
            </text:list-item>
            <text:list-item>
              <text:p text:style-name="P134">GHI estimates Finland (Clear sky and satellite) (Paper II)</text:p>
              <text:list>
                <text:list-item>
                  <text:p text:style-name="P134"/>
                </text:list-item>
              </text:list>
            </text:list-item>
            <text:list-item>
              <text:p text:style-name="P134">Satellite based GHI forecast (Paper II)</text:p>
            </text:list-item>
            <text:list-item>
              <text:p text:style-name="P134">NWP based forecast &amp; comparison to satellite-based (Paper III)</text:p>
            </text:list-item>
            <text:list-item>
              <text:p text:style-name="P134">ANN model forecasts &amp; comparison between obs/NPW data (Paper IV)</text:p>
            </text:list-item>
          </text:list>
        </text:list-item>
        <text:list-item>
          <text:p text:style-name="P130">Discussion</text:p>
          <text:list>
            <text:list-item>
              <text:p text:style-name="P121">Bias exists in SARAH-E</text:p>
            </text:list-item>
          </text:list>
        </text:list-item>
        <text:list-item>
          <text:p text:style-name="P130">Summary and Conclusions</text:p>
          <text:list>
            <text:list-item>
              <text:p text:style-name="P121">Main RQ’s:</text:p>
              <text:list>
                <text:list-item>
                  <text:p text:style-name="P121">RQ 1: Yes! Well enough, at least at the right times.</text:p>
                </text:list-item>
                <text:list-item>
                  <text:p text:style-name="P121">RQ 2: Yes! Almost better, but they can complement each other.</text:p>
                </text:list-item>
                <text:list-item>
                  <text:p text:style-name="P121">RQ 3: They can be replaced with a small loss in accuracy.</text:p>
                </text:list-item>
              </text:list>
            </text:list-item>
            <text:list-item>
              <text:p text:style-name="P121">General questions</text:p>
              <text:list>
                <text:list-item>
                  <text:p text:style-name="P121">Which method is best? What would be recommended?</text:p>
                </text:list-item>
              </text:list>
            </text:list-item>
          </text:list>
        </text:list-item>
      </text:list>
      <text:p text:style-name="Standard"/>
      <text:h text:style-name="P30" text:outline-level="3"><text:span text:style-name="T37">First draft of structure – </text:span><text:span text:style-name="T33">development</text:span><text:span text:style-name="T38"> format</text:span></text:h>
      <text:list xml:id="list3447625630" text:style-name="L19">
        <text:list-item>
          <text:p text:style-name="P137">Intro<text:span text:style-name="T39">duction</text:span></text:p>
        </text:list-item>
        <text:list-item>
          <text:p text:style-name="P131">Data <text:span text:style-name="T48">&amp; Methods</text:span></text:p>
          <text:list>
            <text:list-item>
              <text:p text:style-name="P131"/>
            </text:list-item>
          </text:list>
        </text:list-item>
        <text:list-item>
          <text:p text:style-name="P131">Models and development</text:p>
        </text:list-item>
        <text:list-item>
          <text:p text:style-name="P131">Validations</text:p>
        </text:list-item>
        <text:list-item>
          <text:p text:style-name="P131">Discussion</text:p>
        </text:list-item>
        <text:list-item>
          <text:p text:style-name="P131">Summary and Conclusions</text:p>
        </text:list-item>
      </text:list>
      <text:p text:style-name="P10"/>
      <text:p text:style-name="P10"/>
      <text:p text:style-name="P11">we have this theory </text:p>
      <text:p text:style-name="P11">we have this data</text:p>
      <text:p text:style-name="P11">we developed a model with these components</text:p>
      <text:p text:style-name="P11">it worked</text:p>
      <text:p text:style-name="P11">took nwp, it worked</text:p>
      <text:p text:style-name="P11"><text:soft-page-break/></text:p>
      <text:list xml:id="list1723935309" text:style-name="L20">
        <text:list-item>
          <text:p text:style-name="P138">Theory</text:p>
          <text:list>
            <text:list-item>
              <text:p text:style-name="P138">solar forecasting</text:p>
            </text:list-item>
            <text:list-item>
              <text:p text:style-name="P138">estimating from satellites</text:p>
            </text:list-item>
            <text:list-item>
              <text:p text:style-name="P138">estimating with nwp</text:p>
            </text:list-item>
            <text:list-item>
              <text:p text:style-name="P138">anns</text:p>
            </text:list-item>
          </text:list>
        </text:list-item>
        <text:list-item>
          <text:p text:style-name="P138">data</text:p>
          <text:list>
            <text:list-item>
              <text:p text:style-name="P138">clear sky models</text:p>
            </text:list-item>
            <text:list-item>
              <text:p text:style-name="P138">sarah, seviri</text:p>
            </text:list-item>
            <text:list-item>
              <text:p text:style-name="P138">nwp</text:p>
            </text:list-item>
            <text:list-item>
              <text:p text:style-name="P138">hermans model</text:p>
            </text:list-item>
            <text:list-item>
              <text:p text:style-name="P138">others in ann</text:p>
            </text:list-item>
            <text:list-item>
              <text:p text:style-name="P138">observations and pv measurements</text:p>
            </text:list-item>
          </text:list>
        </text:list-item>
        <text:list-item>
          <text:p text:style-name="P138">solis heliosat model</text:p>
          <text:list>
            <text:list-item>
              <text:p text:style-name="P138">we combined cs estimate with sat to get ghi</text:p>
            </text:list-item>
            <text:list-item>
              <text:p text:style-name="P138">and move it</text:p>
            </text:list-item>
          </text:list>
        </text:list-item>
        <text:list-item>
          <text:p text:style-name="P138">results solis</text:p>
        </text:list-item>
        <text:list-item>
          <text:p text:style-name="P138">results nwp</text:p>
        </text:list-item>
        <text:list-item>
          <text:p text:style-name="P138">there is also ANN</text:p>
        </text:list-item>
        <text:list-item>
          <text:p text:style-name="P138">results for ANN</text:p>
        </text:list-item>
      </text:list>
      <text:h text:style-name="P31" text:outline-level="3">Reading / points, refs.</text:h>
      <text:list xml:id="list1266591813" text:style-name="L21">
        <text:list-item>
          <text:p text:style-name="P48">Chapter 2: Data-Driven Modelling: Concepts, Approaches and Experiences, <text:span text:style-name="T51">Solomantine etc.</text:span></text:p>
          <text:list>
            <text:list-item>
              <text:p text:style-name="P49">DDM (Data driven modelling) means analysing a system through data, without knowledge on the physical behaviour. Particularly, finding connections between the variables, here eg. PV power output and temperature, irradiance, wind…</text:p>
            </text:list-item>
            <text:list-item>
              <text:p text:style-name="P49">Neural networks are part of ‘Computational Intelligence’</text:p>
            </text:list-item>
            <text:list-item>
              <text:p text:style-name="P49">ML is a mix of CI and AI…</text:p>
            </text:list-item>
            <text:list-item>
              <text:p text:style-name="P49">DDM is a mix of CI and ML methods, with the aim of building models with no physical understanding, to replace or help those with.</text:p>
            </text:list-item>
            <text:list-item>
              <text:p text:style-name="P50">An ML algorithm is used to find the connections using training data that represents the behaviour. Testing is then done with another set to see how well it doe.</text:p>
            </text:list-item>
            <text:list-item>
              <text:p text:style-name="P51">NN: </text:p>
              <text:list>
                <text:list-item>
                  <text:p text:style-name="P51">Developed by training the model to represent the connections and what happens in the data</text:p>
                </text:list-item>
                <text:list-item>
                  <text:p text:style-name="P51">essentially non-linear regression models</text:p>
                </text:list-item>
                <text:list-item>
                  <text:p text:style-name="P51">set of interconnected neurons, or nodes, which map the input to output. Each neuron takes inputs and passes it through a curve. This is one layer.</text:p>
                </text:list-item>
                <text:list-item>
                  <text:p text:style-name="P51">Several layers are gone through, and output emerges.</text:p>
                </text:list-item>
                <text:list-item>
                  <text:p text:style-name="P51">Inputs are whatever should make a difference or should be important.</text:p>
                </text:list-item>
                <text:list-item>
                  <text:p text:style-name="P52">Validation data set is another set of data, which is given during training. The model tries to use the first set to be able to model the second.</text:p>
                </text:list-item>
                <text:list-item>
                  <text:p text:style-name="P52">So three sets, training, validation and test. Test is just test, and not used to change the properties, unlike the other two.</text:p>
                </text:list-item>
                <text:list-item>
                  <text:p text:style-name="P52"/>
                </text:list-item>
              </text:list>
            </text:list-item>
          </text:list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2:33:25.991968335</meta:creation-date>
    <dc:date>2022-10-11T15:43:28.774693200</dc:date>
    <meta:editing-duration>PT11H42M5S</meta:editing-duration>
    <meta:editing-cycles>93</meta:editing-cycles>
    <meta:generator>LibreOffice/7.3.6.2$Linux_X86_64 LibreOffice_project/30$Build-2</meta:generator>
    <meta:document-statistic meta:table-count="1" meta:image-count="0" meta:object-count="0" meta:page-count="9" meta:paragraph-count="417" meta:word-count="2918" meta:character-count="17111" meta:non-whitespace-character-count="14934"/>
  </office:meta>
</office:document-meta>
</file>